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onotypeSorts" svg:font-family="MonotypeSorts"/>
    <style:font-face style:name="Tahoma1" svg:font-family="Tahoma"/>
    <style:font-face style:name="ComicSansMS" svg:font-family="ComicSansMS" style:font-family-generic="script"/>
    <style:font-face style:name="ComicSansMS,Bold" svg:font-family="'ComicSansMS,Bold'" style:font-family-generic="script"/>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office:font-face-decls>
  <office:automatic-styles>
    <style:style style:name="Tableau1" style:family="table">
      <style:table-properties style:width="16.999cm" table:align="left"/>
    </style:style>
    <style:style style:name="Tableau1.A" style:family="table-column">
      <style:table-column-properties style:column-width="2.184cm"/>
    </style:style>
    <style:style style:name="Tableau1.B" style:family="table-column">
      <style:table-column-properties style:column-width="7.213cm"/>
    </style:style>
    <style:style style:name="Tableau1.C" style:family="table-column">
      <style:table-column-properties style:column-width="7.602cm"/>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C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ing_20_1">
      <style:paragraph-properties fo:text-align="center" style:justify-single-word="false"/>
      <style:text-properties style:use-window-font-color="true" style:font-name="Times New Roman1" fo:font-size="12pt" style:font-size-asian="12pt" style:font-size-complex="12pt"/>
    </style:style>
    <style:style style:name="P2" style:family="paragraph" style:parent-style-name="Text_20_body" style:list-style-name="L2">
      <style:paragraph-properties fo:margin-top="0cm" fo:margin-bottom="0cm"/>
    </style:style>
    <style:style style:name="P3" style:family="paragraph" style:parent-style-name="Text_20_body" style:list-style-name="L2"/>
    <style:style style:name="P4" style:family="paragraph" style:parent-style-name="Heading_20_10">
      <style:paragraph-properties fo:margin-left="1.251cm" fo:margin-right="0cm" fo:text-indent="0cm" style:auto-text-indent="false"/>
    </style:style>
    <style:style style:name="P5" style:family="paragraph" style:parent-style-name="Preformatted_20_Text">
      <style:paragraph-properties fo:margin-top="0cm" fo:margin-bottom="0.499cm"/>
    </style:style>
    <style:style style:name="P6" style:family="paragraph" style:parent-style-name="Text_20_body" style:list-style-name="L3">
      <style:paragraph-properties fo:margin-top="0cm" fo:margin-bottom="0cm"/>
    </style:style>
    <style:style style:name="P7" style:family="paragraph" style:parent-style-name="Text_20_body" style:list-style-name="L3"/>
    <style:style style:name="P8" style:family="paragraph" style:parent-style-name="Text_20_body" style:list-style-name="L4">
      <style:paragraph-properties fo:margin-top="0cm" fo:margin-bottom="0cm"/>
    </style:style>
    <style:style style:name="P9" style:family="paragraph" style:parent-style-name="Text_20_body" style:list-style-name="L4"/>
    <style:style style:name="P10" style:family="paragraph" style:parent-style-name="Text_20_body" style:list-style-name="L5">
      <style:paragraph-properties fo:margin-top="0cm" fo:margin-bottom="0cm"/>
    </style:style>
    <style:style style:name="P11" style:family="paragraph" style:parent-style-name="Text_20_body" style:list-style-name="L5"/>
    <style:style style:name="P12" style:family="paragraph" style:parent-style-name="Text_20_body" style:list-style-name="L6">
      <style:paragraph-properties fo:margin-top="0cm" fo:margin-bottom="0cm"/>
    </style:style>
    <style:style style:name="P13" style:family="paragraph" style:parent-style-name="Text_20_body" style:list-style-name="L6"/>
    <style:style style:name="P14" style:family="paragraph" style:parent-style-name="Text_20_body" style:list-style-name="L7">
      <style:paragraph-properties fo:margin-top="0cm" fo:margin-bottom="0cm"/>
    </style:style>
    <style:style style:name="P15" style:family="paragraph" style:parent-style-name="Text_20_body" style:list-style-name="L7"/>
    <style:style style:name="P16" style:family="paragraph" style:parent-style-name="Text_20_body" style:list-style-name="L8">
      <style:paragraph-properties fo:margin-top="0cm" fo:margin-bottom="0cm"/>
    </style:style>
    <style:style style:name="P17" style:family="paragraph" style:parent-style-name="Text_20_body" style:list-style-name="L8"/>
    <style:style style:name="P18" style:family="paragraph" style:parent-style-name="Text_20_body" style:list-style-name="L9">
      <style:paragraph-properties fo:margin-top="0cm" fo:margin-bottom="0cm"/>
    </style:style>
    <style:style style:name="P19" style:family="paragraph" style:parent-style-name="Text_20_body" style:list-style-name="L9"/>
    <style:style style:name="P20" style:family="paragraph" style:parent-style-name="Text_20_body" style:list-style-name="L10">
      <style:paragraph-properties fo:margin-top="0cm" fo:margin-bottom="0cm"/>
    </style:style>
    <style:style style:name="P21" style:family="paragraph" style:parent-style-name="Text_20_body" style:list-style-name="L10"/>
    <style:style style:name="P22" style:family="paragraph" style:parent-style-name="Text_20_body" style:list-style-name="L11">
      <style:paragraph-properties fo:margin-top="0cm" fo:margin-bottom="0cm"/>
    </style:style>
    <style:style style:name="P23" style:family="paragraph" style:parent-style-name="Text_20_body" style:list-style-name="L11"/>
    <style:style style:name="P24" style:family="paragraph" style:parent-style-name="Text_20_body" style:list-style-name="L12">
      <style:paragraph-properties fo:margin-top="0cm" fo:margin-bottom="0cm"/>
    </style:style>
    <style:style style:name="P25" style:family="paragraph" style:parent-style-name="Text_20_body" style:list-style-name="L12"/>
    <style:style style:name="P26" style:family="paragraph" style:parent-style-name="Text_20_body" style:list-style-name="L13">
      <style:paragraph-properties fo:margin-top="0cm" fo:margin-bottom="0cm"/>
    </style:style>
    <style:style style:name="P27" style:family="paragraph" style:parent-style-name="Text_20_body" style:list-style-name="L13"/>
    <style:style style:name="P28" style:family="paragraph" style:parent-style-name="Text_20_body" style:list-style-name="L14">
      <style:paragraph-properties fo:margin-top="0cm" fo:margin-bottom="0cm"/>
    </style:style>
    <style:style style:name="P29" style:family="paragraph" style:parent-style-name="Text_20_body" style:list-style-name="L14"/>
    <style:style style:name="P30" style:family="paragraph" style:parent-style-name="Text_20_body" style:list-style-name="L15">
      <style:paragraph-properties fo:margin-top="0cm" fo:margin-bottom="0cm"/>
    </style:style>
    <style:style style:name="P31" style:family="paragraph" style:parent-style-name="Text_20_body" style:list-style-name="L15"/>
    <style:style style:name="P32" style:family="paragraph" style:parent-style-name="Text_20_body" style:list-style-name="L16">
      <style:paragraph-properties fo:margin-top="0cm" fo:margin-bottom="0cm"/>
    </style:style>
    <style:style style:name="P33" style:family="paragraph" style:parent-style-name="Text_20_body" style:list-style-name="L16"/>
    <style:style style:name="P34" style:family="paragraph" style:parent-style-name="Text_20_body" style:list-style-name="L17">
      <style:paragraph-properties fo:margin-top="0cm" fo:margin-bottom="0cm"/>
    </style:style>
    <style:style style:name="P35" style:family="paragraph" style:parent-style-name="Text_20_body" style:list-style-name="L17"/>
    <style:style style:name="P36" style:family="paragraph" style:parent-style-name="Text_20_body" style:list-style-name="L18">
      <style:paragraph-properties fo:margin-top="0cm" fo:margin-bottom="0cm"/>
    </style:style>
    <style:style style:name="P37" style:family="paragraph" style:parent-style-name="Text_20_body" style:list-style-name="L18"/>
    <style:style style:name="P38" style:family="paragraph" style:parent-style-name="Text_20_body" style:list-style-name="L19">
      <style:paragraph-properties fo:margin-top="0cm" fo:margin-bottom="0cm"/>
    </style:style>
    <style:style style:name="P39" style:family="paragraph" style:parent-style-name="Text_20_body" style:list-style-name="L19"/>
    <style:style style:name="P40" style:family="paragraph" style:parent-style-name="Text_20_body" style:list-style-name="L20">
      <style:paragraph-properties fo:margin-top="0cm" fo:margin-bottom="0cm"/>
    </style:style>
    <style:style style:name="P41" style:family="paragraph" style:parent-style-name="Text_20_body" style:list-style-name="L20"/>
    <style:style style:name="P42" style:family="paragraph" style:parent-style-name="Text_20_body" style:list-style-name="L21">
      <style:paragraph-properties fo:margin-top="0cm" fo:margin-bottom="0cm"/>
    </style:style>
    <style:style style:name="P43" style:family="paragraph" style:parent-style-name="Text_20_body" style:list-style-name="L21"/>
    <style:style style:name="P44" style:family="paragraph" style:parent-style-name="Text_20_body" style:list-style-name="L22">
      <style:paragraph-properties fo:margin-top="0cm" fo:margin-bottom="0cm"/>
    </style:style>
    <style:style style:name="P45" style:family="paragraph" style:parent-style-name="Text_20_body" style:list-style-name="L22"/>
    <style:style style:name="P46" style:family="paragraph" style:parent-style-name="Text_20_body" style:list-style-name="L23">
      <style:paragraph-properties fo:margin-top="0cm" fo:margin-bottom="0cm"/>
    </style:style>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paragraph-properties fo:margin-top="0cm" fo:margin-bottom="0cm"/>
    </style:style>
    <style:style style:name="P50" style:family="paragraph" style:parent-style-name="Text_20_body" style:list-style-name="L25"/>
    <style:style style:name="P51" style:family="paragraph" style:parent-style-name="Text_20_body" style:list-style-name="L26">
      <style:paragraph-properties fo:margin-top="0cm" fo:margin-bottom="0cm"/>
    </style:style>
    <style:style style:name="P52" style:family="paragraph" style:parent-style-name="Text_20_body" style:list-style-name="L26"/>
    <style:style style:name="P53" style:family="paragraph" style:parent-style-name="Text_20_body" style:list-style-name="L27">
      <style:paragraph-properties fo:margin-top="0cm" fo:margin-bottom="0cm"/>
    </style:style>
    <style:style style:name="P54" style:family="paragraph" style:parent-style-name="Text_20_body" style:list-style-name="L27"/>
    <style:style style:name="P55" style:family="paragraph" style:parent-style-name="Text_20_body" style:list-style-name="L28">
      <style:paragraph-properties fo:margin-top="0cm" fo:margin-bottom="0cm"/>
    </style:style>
    <style:style style:name="P56" style:family="paragraph" style:parent-style-name="Text_20_body" style:list-style-name="L28"/>
    <style:style style:name="P57" style:family="paragraph" style:parent-style-name="Text_20_body" style:list-style-name="L29">
      <style:paragraph-properties fo:margin-top="0cm" fo:margin-bottom="0cm"/>
    </style:style>
    <style:style style:name="P58" style:family="paragraph" style:parent-style-name="Text_20_body" style:list-style-name="L29"/>
    <style:style style:name="P59" style:family="paragraph" style:parent-style-name="Text_20_body" style:list-style-name="L30">
      <style:paragraph-properties fo:margin-top="0cm" fo:margin-bottom="0cm"/>
    </style:style>
    <style:style style:name="P60" style:family="paragraph" style:parent-style-name="Text_20_body" style:list-style-name="L30"/>
    <style:style style:name="P61" style:family="paragraph" style:parent-style-name="Text_20_body" style:list-style-name="L31">
      <style:paragraph-properties fo:margin-top="0cm" fo:margin-bottom="0cm"/>
    </style:style>
    <style:style style:name="P62" style:family="paragraph" style:parent-style-name="Text_20_body" style:list-style-name="L31"/>
    <style:style style:name="P63" style:family="paragraph" style:parent-style-name="Text_20_body" style:list-style-name="L32">
      <style:paragraph-properties fo:margin-top="0cm" fo:margin-bottom="0cm"/>
    </style:style>
    <style:style style:name="P64" style:family="paragraph" style:parent-style-name="Text_20_body" style:list-style-name="L32"/>
    <style:style style:name="P65" style:family="paragraph" style:parent-style-name="Text_20_body" style:list-style-name="L33">
      <style:paragraph-properties fo:margin-top="0cm" fo:margin-bottom="0cm"/>
    </style:style>
    <style:style style:name="P66" style:family="paragraph" style:parent-style-name="Text_20_body" style:list-style-name="L33">
      <style:paragraph-properties fo:margin-top="0cm" fo:margin-bottom="0cm" fo:text-align="center" style:justify-single-word="false"/>
    </style:style>
    <style:style style:name="P67" style:family="paragraph" style:parent-style-name="Text_20_body" style:list-style-name="L33">
      <style:paragraph-properties fo:text-align="center" style:justify-single-word="false"/>
    </style:style>
    <style:style style:name="P68" style:family="paragraph" style:parent-style-name="Text_20_body" style:list-style-name="L34">
      <style:paragraph-properties fo:margin-top="0cm" fo:margin-bottom="0cm"/>
    </style:style>
    <style:style style:name="P69" style:family="paragraph" style:parent-style-name="Text_20_body" style:list-style-name="L34"/>
    <style:style style:name="P70" style:family="paragraph" style:parent-style-name="Text_20_body" style:list-style-name="L35">
      <style:paragraph-properties fo:margin-top="0cm" fo:margin-bottom="0cm"/>
    </style:style>
    <style:style style:name="P71" style:family="paragraph" style:parent-style-name="Text_20_body" style:list-style-name="L35"/>
    <style:style style:name="P72" style:family="paragraph" style:parent-style-name="Text_20_body" style:list-style-name="L36">
      <style:paragraph-properties fo:margin-top="0cm" fo:margin-bottom="0cm"/>
    </style:style>
    <style:style style:name="P73" style:family="paragraph" style:parent-style-name="Text_20_body" style:list-style-name="L36">
      <style:paragraph-properties fo:margin-top="0cm" fo:margin-bottom="0cm" fo:text-align="center" style:justify-single-word="false"/>
    </style:style>
    <style:style style:name="P74" style:family="paragraph" style:parent-style-name="Text_20_body" style:list-style-name="L36">
      <style:paragraph-properties fo:text-align="center" style:justify-single-word="false"/>
    </style:style>
    <style:style style:name="P75" style:family="paragraph" style:parent-style-name="Text_20_body" style:list-style-name="L37">
      <style:paragraph-properties fo:margin-top="0cm" fo:margin-bottom="0cm"/>
    </style:style>
    <style:style style:name="P76" style:family="paragraph" style:parent-style-name="Text_20_body" style:list-style-name="L37"/>
    <style:style style:name="P77" style:family="paragraph" style:parent-style-name="Text_20_body" style:list-style-name="L38">
      <style:paragraph-properties fo:margin-top="0cm" fo:margin-bottom="0cm"/>
    </style:style>
    <style:style style:name="P78" style:family="paragraph" style:parent-style-name="Text_20_body" style:list-style-name="L38"/>
    <style:style style:name="P79" style:family="paragraph" style:parent-style-name="Text_20_body" style:list-style-name="L39">
      <style:paragraph-properties fo:margin-top="0cm" fo:margin-bottom="0cm"/>
    </style:style>
    <style:style style:name="P80" style:family="paragraph" style:parent-style-name="Text_20_body" style:list-style-name="L39"/>
    <style:style style:name="P81" style:family="paragraph" style:parent-style-name="Text_20_body" style:list-style-name="L40"/>
    <style:style style:name="P82" style:family="paragraph" style:parent-style-name="Standard">
      <style:paragraph-properties fo:text-align="center" style:justify-single-word="false"/>
      <style:text-properties style:use-window-font-color="true" style:font-name="Times New Roman1" fo:font-size="12pt" style:font-size-asian="12pt" style:font-size-complex="12pt"/>
    </style:style>
    <style:style style:name="T1" style:family="text">
      <style:text-properties fo:font-weight="bold"/>
    </style:style>
    <style:style style:name="T2" style:family="text" style:parent-style-name="Teletype">
      <style:text-properties fo:font-weight="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utils JML</text:h>
      <text:list text:style-name="L2">
        <text:list-item>
          <text:p text:style-name="P2"><text:a xlink:type="simple" xlink:href="http://www.lifl.fr/%7Enebut/ens/svl/outilsJML.html#jmlc">Le compilateur </text:a><text:a xlink:type="simple" xlink:href="http://www.lifl.fr/%7Enebut/ens/svl/outilsJML.html#jmlc"><text:span text:style-name="Teletype">jmlc</text:span></text:a> </text:p>
          <text:list>
            <text:list-item>
              <text:p text:style-name="P2"><text:a xlink:type="simple" xlink:href="http://www.lifl.fr/%7Enebut/ens/svl/outilsJML.html#usageJmlc">Usage</text:a> </text:p>
            </text:list-item>
          </text:list>
        </text:list-item>
        <text:list-item>
          <text:p text:style-name="P2"><text:a xlink:type="simple" xlink:href="http://www.lifl.fr/%7Enebut/ens/svl/outilsJML.html#optionsJmlc">Options utiles</text:a> </text:p>
        </text:list-item>
        <text:list-item>
          <text:p text:style-name="P2"><text:a xlink:type="simple" xlink:href="http://www.lifl.fr/%7Enebut/ens/svl/outilsJML.html#jmlrac">L'interpréteur </text:a><text:a xlink:type="simple" xlink:href="http://www.lifl.fr/%7Enebut/ens/svl/outilsJML.html#jmlrac"><text:span text:style-name="Teletype">jmlrac</text:span></text:a> </text:p>
        </text:list-item>
        <text:list-item>
          <text:p text:style-name="P2"><text:a xlink:type="simple" xlink:href="http://www.lifl.fr/%7Enebut/ens/svl/outilsJML.html#jmldoc">Le générateur de documentation </text:a><text:a xlink:type="simple" xlink:href="http://www.lifl.fr/%7Enebut/ens/svl/outilsJML.html#jmldoc"><text:span text:style-name="Teletype">jmldoc</text:span></text:a> </text:p>
        </text:list-item>
        <text:list-item>
          <text:p text:style-name="P3"><text:a xlink:type="simple" xlink:href="http://www.lifl.fr/%7Enebut/ens/svl/outilsJML.html#installation">Installation</text:a> </text:p>
        </text:list-item>
      </text:list>
      <text:h text:style-name="Heading_20_2" text:outline-level="2" text:is-list-header="true"><text:bookmark text:name="jmlc"/>Le compilateur <text:span text:style-name="Teletype">jmlc</text:span></text:h>
      <text:p text:style-name="Text_20_body"><text:span text:style-name="Teletype">jmlc</text:span> (JML Compiler) est le compilateur pour JML : il compile un fichier Java en prenant en compte les annotations JML qu'il contient pour les transformer en vérifications à l'exécution (<text:span text:style-name="Emphasis">runtime checks</text:span>). Il se comporte donc comme un compilateur Java amélioré qui permet de vérifier automatiquement des assertions quand le code est exécuté. </text:p>
      <text:p text:style-name="Text_20_body"><text:span text:style-name="Teletype">jmlc</text:span> produit un <text:span text:style-name="Teletype">.class</text:span> qui pourrait être interprété directement par <text:span text:style-name="Teletype">java</text:span> si les classes ne faisaient pas référence à divers paquetages nécessaires à JML (fournis avec la distribution dans <text:span text:style-name="Teletype">JML/bin/jmlruntime.jar</text:span>). JML fournit un exécutable appelé <text:span text:style-name="Teletype">jmlrac</text:span> (JML Runtime Assertion Checker) qui ajoute automatiquement cette archive dans le <text:span text:style-name="Teletype">CLASSPATH</text:span> puis appelle <text:span text:style-name="Teletype">java</text:span>. On utilisera donc <text:a xlink:type="simple" xlink:href="http://www.lifl.fr/%7Enebut/ens/svl/outilsJML.html#jmlrac"><text:span text:style-name="Teletype">jmlrac</text:span></text:a> pour l'exécution d'un <text:span text:style-name="Teletype">.class</text:span> généré par <text:span text:style-name="Teletype">jmlc</text:span>. </text:p>
      <text:h text:style-name="P4" text:outline-level="10"><text:bookmark text:name="usageJmlc"/>Usage</text:h>
      <text:p text:style-name="Preformatted_20_Text">jmlc [option] ... file-or-directory-or-package </text:p>
      <text:p text:style-name="P5"><text:s text:c="25"/>[file-or-directory-or-package] ...</text:p>
      <text:p text:style-name="Text_20_body"><text:span text:style-name="T1">Attention : </text:span><text:span text:style-name="Teletype">jmlc</text:span> n'a pas le même comportement que <text:span text:style-name="Teletype">javac</text:span> vis à vis des dépendances de classes. Supposons qu'on souhaite compiler la classe d'entrée <text:span text:style-name="Teletype">Test</text:span> de notre système de classes. Dans la mesure où <text:span text:style-name="Teletype">jmlc</text:span> appelle <text:span text:style-name="Teletype">javac</text:span>, <text:span text:style-name="Teletype">jmlc Test.java</text:span> provoque la compilation <text:span text:style-name="T1">par </text:span><text:span text:style-name="T2">javac</text:span> de tous les fichiers java contenant des classes dont <text:span text:style-name="Teletype">Test</text:span> dépend. Mais contrairement à <text:span text:style-name="Teletype">javac</text:span>, <text:span text:style-name="Teletype">jmlc</text:span> ne compile les contrats d'une classe que si le fichier qui le contient apparaît sur la ligne de commande (explicitement, avec un joker type <text:span text:style-name="Teletype">*.java</text:span>, ou avec l'<text:a xlink:type="simple" xlink:href="http://www.lifl.fr/%7Enebut/ens/svl/outilsJML.html#optionsJmlc">option</text:a> <text:span text:style-name="Teletype">-R</text:span>). Dans le cas ci-dessus, seuls les contrats pour <text:span text:style-name="Teletype">Test</text:span> seront générés. Attention quand vous avez l'impression que vos contrats ne fonctionnent pas, vérifiez votre ligne de commande ! </text:p>
      <text:p text:style-name="Text_20_body"><text:span text:style-name="T1">NB: </text:span>les messages d'erreurs de <text:span text:style-name="Teletype">jmlc</text:span> n'indiquent pas nécessairement la ligne qui contient la première erreur détectée dans le programme. C'est souvent l'annotation suivante qui est indiquée.</text:p>
      <text:h text:style-name="Heading_20_3" text:outline-level="3" text:is-list-header="true"><text:bookmark text:name="optionsJmlc"/>Options utiles</text:h>
      <text:list text:style-name="L3">
        <text:list-item>
          <text:p text:style-name="P6"><text:span text:style-name="Teletype">--sourcepath</text:span> similaire à l'option de <text:span text:style-name="Teletype">javac</text:span> pour indiquer où sont les sources; </text:p>
        </text:list-item>
        <text:list-item>
          <text:p text:style-name="P6"><text:span text:style-name="Teletype">-d</text:span> ou <text:span text:style-name="Teletype">--destination</text:span> pour indiquer dans quel répertoire on souhaite stocker les .class; </text:p>
        </text:list-item>
        <text:list-item>
          <text:p text:style-name="P6"><text:span text:style-name="Teletype">--classpath</text:span> ou <text:span text:style-name="Teletype">-C</text:span> similaire à l'option de <text:span text:style-name="Teletype">javac</text:span> pour indiquer où sont les exécutables; </text:p>
        </text:list-item>
        <text:list-item>
          <text:p text:style-name="P6"><text:span text:style-name="Teletype">--recursive</text:span> ou <text:span text:style-name="Teletype">-R</text:span> permet de compiler récursivement tous les fichiers des sous-répertoires du répertoire indiqué. Cette option est très utile dans la mesure où <text:span text:style-name="Teletype">jmlc</text:span> ne gére pas les dépendances de classe pour générer les contrats. </text:p>
        </text:list-item>
        <text:list-item>
          <text:p text:style-name="P6"><text:span text:style-name="Teletype">-P</text:span> ou <text:span text:style-name="Teletype">--print</text:span> génère non pas du bytecode mais un fichier <text:span text:style-name="Teletype">.java.gen</text:span> contenant le code des contrats correspondant à leur spécification. À faire au moins une fois pour jeter un oeil à la taille de ces fichiers; </text:p>
        </text:list-item>
        <text:list-item>
          <text:p text:style-name="P7"><text:span text:style-name="Teletype">-v</text:span> pour une compilation verbeuse illisible mais qui donne une idée de tout le boulot effectué par <text:span text:style-name="Teletype">jmlc</text:span>. </text:p>
        </text:list-item>
      </text:list>
      <text:h text:style-name="Heading_20_2" text:outline-level="2" text:is-list-header="true"><text:bookmark text:name="jmlrac"/>L'interpréteur <text:span text:style-name="Teletype">jmlrac</text:span></text:h>
      <text:p text:style-name="Text_20_body"><text:span text:style-name="Teletype">jmlrac</text:span> (JML Runtime Assertion Checker) est un exécutable qui se contente de positionner correctement la variable <text:span text:style-name="Teletype">CLASSPATH</text:span> avant de lancer l'interpréteur <text:span text:style-name="Teletype">java</text:span>. On le lance par: </text:p>
      <text:p text:style-name="P5">jmlrac [java-option] ... ClassName</text:p>
      <text:p text:style-name="Text_20_body">en utilisant les options classiques de <text:span text:style-name="Teletype">java</text:span>. </text:p>
      <text:h text:style-name="Heading_20_2" text:outline-level="2" text:is-list-header="true"><text:bookmark text:name="jmldoc"/>Le générateur de documentation <text:span text:style-name="Teletype">jmldoc</text:span></text:h>
      <text:p text:style-name="Text_20_body"><text:span text:style-name="Teletype">jmldoc</text:span> repose sur <text:span text:style-name="Teletype">javadoc</text:span>: il produit les pages html habituelles complétées par la documentation des contrats (publics par défaut). En plus des options usuelles de <text:span text:style-name="Teletype">javadoc</text:span> on a par exemple l'option <text:span text:style-name="Teletype">recursive</text:span> similaire à celle de <text:span text:style-name="Teletype">jmlc</text:span>. </text:p>
      <text:h text:style-name="Heading_20_2" text:outline-level="2" text:is-list-header="true"><text:bookmark text:name="installation"/>Installation</text:h>
      <text:p text:style-name="Text_20_body">Le <text:a xlink:type="simple" xlink:href="http://www.jmlspecs.org/">site officiel</text:a> de JML </text:p>
      <text:p text:style-name="Text_20_body">Pour l'installer, récupérer <text:a xlink:type="simple" xlink:href="http://sourceforge.net/project/showfiles.php?group_id=65346">ici</text:a> une archive qui contient la distribution 5.0 ou 5.1 de JML pour toute les plates-formes (Windows, MAC, Linux, Unix). Une fois désarchivée (par exemple dans <text:span text:style-name="Teletype">/usr/local</text:span>) on obtient un répertoire <text:span text:style-name="Teletype">JML</text:span> bien plein (66.7Mo). Le <text:span text:style-name="Teletype">README.html</text:span> contient tout ce qu'il faut savoir. Les documentations html sont installées dans le répertoire <text:span text:style-name="Teletype">docs/man</text:span>. Sous Unix, l'exécution du script <text:span text:style-name="Teletype">Install-JML-Scripts</text:span> fourni avec JML permet d'installer les scripts de lancement dans <text:span text:style-name="Teletype">/usr/local/bin</text:span> (qui doit apparaître dans la variable <text:span text:style-name="Teletype">PATH</text:span>) et les man en ligne dans <text:span text:style-name="Teletype">/usr/local/man</text:span>. Il n'est pas nécessaire de compléter la variable <text:span text:style-name="Teletype">CLASSPATH</text:span>: les scripts de lancement le font (et le défont) à chaque exécution. </text:p>
      <text:p text:style-name="Text_20_body">Il reste une opération particulière à faire pour utiliser <text:span text:style-name="Teletype">jmldoc</text:span>, qui est détaillée dans la documentation. Il faut chercher dans son installation personnelle des bibliothèques livrées avec Java l'archive <text:span text:style-name="Teletype">tools.jar</text:span> (elle est vraisemblablement dans le répertoire <text:span text:style-name="Teletype">lib</text:span> du répertoire d'installation du J2SDK --- Software Development Kit) et la copier dans le répertoire <text:span text:style-name="Teletype">jre/lib/ext</text:span> du répertoire d'installation du Java Runtime Environment (J2RE). Ça ne marche pour le moment qu'avec les versions 1.4.1 et 1.4.2 du J2SDK). </text:p>
      <text:p text:style-name="Text_20_body">Je n'ai pas trouvé de tâches <text:span text:style-name="Teletype">ant</text:span> pour JML, on peut utiliser <text:span text:style-name="Teletype">exec</text:span>.</text:p>
      <text:p text:style-name="Text_20_body"><text:span text:style-name="T1">NB</text:span> Pour la version 5.1 le script <text:span text:style-name="Teletype">Install-JML-Scripts</text:span> fait référence «en dur» à Java via la variable <text:span text:style-name="Teletype">JDKTOOLS</text:span> qu'il faut souvent aller modifier. </text:p>
      <text:p text:style-name="Text_20_body"/>
      <text:p text:style-name="Text_20_body"/>
      <text:h text:style-name="Heading_20_1" text:outline-level="1">Spécification - assertions et contrats - cours 1</text:h>
      <text:p text:style-name="Text_20_body">Références pour ces notes de cours : </text:p>
      <text:list text:style-name="L4">
        <text:list-item>
          <text:p text:style-name="P8"><text:span text:style-name="Emphasis">Conception et programmation par objets - Pour du logiciel de qualité</text:span>, Bertrand Meyer, InterEditions, 1988. </text:p>
        </text:list-item>
        <text:list-item>
          <text:p text:style-name="P8"><text:span text:style-name="Emphasis">Object-oriented Software Construction</text:span>, Bertrand Meyer, Prenctice Hall PTR, 2nde édition du précédent. </text:p>
        </text:list-item>
        <text:list-item>
          <text:p text:style-name="P9"><text:span text:style-name="Emphasis">Développement de logiciel à objets avec UML</text:span>, Jean-Marc Jézéquel, Noël Plouzeau, Yves Le Traon, polycopié de l'IFSIC, Université de Rennes 1. </text:p>
        </text:list-item>
      </text:list>
      <text:h text:style-name="Heading_20_2" text:outline-level="2" text:is-list-header="true"><text:bookmark text:name="specLog"/>Construction du logiciel et spécifications</text:h>
      <text:p text:style-name="Text_20_body">Différentes phases dans le cycle de vie d'un logiciel : </text:p>
      <text:list text:style-name="L5">
        <text:list-item>
          <text:p text:style-name="P10">analyse : comprendre le problème, les besoins </text:p>
        </text:list-item>
        <text:list-item>
          <text:p text:style-name="P10">conception : décomposer en sous-problèmes, trouver une architecture pour résoudre le problème </text:p>
        </text:list-item>
        <text:list-item>
          <text:p text:style-name="P10">réalisation : mettre en oeuvre, développer les différents morceaux </text:p>
        </text:list-item>
        <text:list-item>
          <text:p text:style-name="P10">intégration : faire marcher ensemble les différents morceaux </text:p>
        </text:list-item>
        <text:list-item>
          <text:p text:style-name="P11">validation : s'assurer qu'on a bien répondu au problème </text:p>
        </text:list-item>
      </text:list>
      <text:p text:style-name="Text_20_body">On retrouve ces phases en gros dans toutes les approches.</text:p>
      <text:p text:style-name="Text_20_body">Chaque phase produit son lot de spécifications = document qui décrit tout ou partie de l'application : </text:p>
      <text:list text:style-name="L6">
        <text:list-item>
          <text:p text:style-name="P12">sa structure, son fonctionnement, etc, </text:p>
        </text:list-item>
        <text:list-item>
          <text:p text:style-name="P12">pour un degré d'abstraction donné, </text:p>
        </text:list-item>
        <text:list-item>
          <text:p text:style-name="P13">dans un formalisme qui peut être plus ou moins formel. </text:p>
        </text:list-item>
      </text:list>
      <text:h text:style-name="Heading_20_3" text:outline-level="3" text:is-list-header="true">Exemples de spécifications</text:h>
      <text:h text:style-name="Heading_20_4" text:outline-level="4">Pendant la conception</text:h>
      <text:p text:style-name="Text_20_body">Toute la batterie de diagrammes UML (cf cours COA), plus ou moins abstraits :</text:p>
      <text:list text:style-name="L7">
        <text:list-item>
          <text:p text:style-name="P14">cas d'utilisation : fonctionnalités et acteurs de l'application </text:p>
        </text:list-item>
        <text:list-item>
          <text:p text:style-name="P14">diagramme de classes (cf cours de PO): structure d'une application </text:p>
        </text:list-item>
        <text:list-item>
          <text:p text:style-name="P14">diagramme de séquences, d'activités, machines à états : comportement de l'application </text:p>
        </text:list-item>
        <text:list-item>
          <text:p text:style-name="P15">etc </text:p>
        </text:list-item>
      </text:list>
      <text:p text:style-name="Text_20_body">Avantage des spécifications : </text:p>
      <text:list text:style-name="L8">
        <text:list-item>
          <text:p text:style-name="P16">facilitent la communication entre les différents acteurs d'un projet (par ex diagramme de classe, architectes et développeurs) ; </text:p>
        </text:list-item>
        <text:list-item>
          <text:p text:style-name="P16">permettent des traitements automatisés : </text:p>
          <text:list>
            <text:list-item>
              <text:p text:style-name="P16">par exemple génération d'un squelette de code à partir d'un diagramme de classes, cf cours COA ; </text:p>
            </text:list-item>
          </text:list>
        </text:list-item>
        <text:list-item>
          <text:p text:style-name="P17">plus généralement techniques MDE (Model Driven Engineering) = génération de code à partir de modèles. </text:p>
        </text:list-item>
      </text:list>
      <text:h text:style-name="Heading_20_4" text:outline-level="4" text:is-list-header="true">Pendant le codage</text:h>
      <text:list text:style-name="L9">
        <text:list-item>
          <text:p text:style-name="P18">La javadoc est une spécification indispensable pour les méthodes et classes Java : rôle de documentation ; </text:p>
        </text:list-item>
        <text:list-item>
          <text:p text:style-name="P18">Dans une moindre mesure, les commentaires sont une forme de spécification, ils augmentent la lisibilité du code ; </text:p>
        </text:list-item>
        <text:list-item>
          <text:p text:style-name="P19">inconvénient : utilisation de la langue naturelle, source d'ambiguïtés. </text:p>
        </text:list-item>
      </text:list>
      <text:h text:style-name="Heading_20_4" text:outline-level="4" text:is-list-header="true">D'autres spécifications</text:h>
      <text:p text:style-name="Text_20_body">Il existe de nombreuses autres types de spécification liées à différents métiers et domaines d'application : </text:p>
      <text:list text:style-name="L10">
        <text:list-item>
          <text:p text:style-name="P20">génie logiciel : méthode Merise, MCD (modèle conceptuel de données), diagrammes entités-relations... (ancêtres d'UML) ; </text:p>
        </text:list-item>
        <text:list-item>
          <text:p text:style-name="P20">pour les télécoms, le domaine de l'automatique... </text:p>
        </text:list-item>
        <text:list-item>
          <text:p text:style-name="P21">pour les systèmes critiques : spécifications formelles </text:p>
        </text:list-item>
      </text:list>
      <text:h text:style-name="Heading_20_5" text:outline-level="5" text:is-list-header="true">Spécifications formelles</text:h>
      <text:p text:style-name="Text_20_body">Une spécification formelle possède une sémantique mathématique (dc non ambiguë) : elle permet d'effectuer des vérifications formelles (preuve de programmes et de propriétés) : </text:p>
      <text:list text:style-name="L11">
        <text:list-item>
          <text:p text:style-name="P22">ex célèbre : spécifications et méthode B : à partir de spécifications abstraites basées sur la théorie des ensembles, on dérive des implémentations prouvées conformes aux spécifications ; </text:p>
        </text:list-item>
        <text:list-item>
          <text:p text:style-name="P22">langages de spécification synchrones pour les applications réactives ; </text:p>
        </text:list-item>
        <text:list-item>
          <text:p text:style-name="P22">divers formalismes type automates ; </text:p>
        </text:list-item>
        <text:list-item>
          <text:p text:style-name="P23">etc. </text:p>
        </text:list-item>
      </text:list>
      <text:p text:style-name="Text_20_body">Avantages : preuves de propriétés.</text:p>
      <text:p text:style-name="Text_20_body">Inconvénient : plus difficiles à apprendre que les spécifications type UML.</text:p>
      <text:h text:style-name="Heading_20_3" text:outline-level="3" text:is-list-header="true"><text:bookmark text:name="specQualite"/>Pas de qualité du logiciel sans spécifications</text:h>
      <text:p text:style-name="Text_20_body">La qualité d'un logiciel est définie par deux types de facteurs :</text:p>
      <text:list text:style-name="L12">
        <text:list-item>
          <text:p text:style-name="P24">facteurs externes : perceptibles par les utilisateurs du produit (efficacité, fiabilité, etc) </text:p>
        </text:list-item>
        <text:list-item>
          <text:p text:style-name="P25">facteurs internes: perceptibles par les informaticiens (modularité, lisibilité, etc). </text:p>
        </text:list-item>
      </text:list>
      <text:p text:style-name="Text_20_body">En dernier ressort seuls comptent les facteurs externes, mais il ne peuvent être pris en compte que grâce aux facteurs internes. </text:p>
      <text:p text:style-name="Text_20_body">Quelques <text:span text:style-name="Emphasis">facteurs externes</text:span> :</text:p>
      <text:list text:style-name="L13">
        <text:list-item>
          <text:p text:style-name="P26">correction ou validité : aptitude du logiciel à réaliser exactement les fonctionnalités définies dans sa spécification ; </text:p>
        </text:list-item>
        <text:list-item>
          <text:p text:style-name="P26">robustesse : aptitude du logiciel à réagir de manière appropriée aux situations anormales (donc non couvertes par les spécifications), à terminer élégamment sans déclencher de catastrophes ; </text:p>
        </text:list-item>
        <text:list-item>
          <text:p text:style-name="P26">extensibilité : aptitude à s'adapter facilement aux changements de spécification ; </text:p>
        </text:list-item>
        <text:list-item>
          <text:p text:style-name="P26">réutilisabilité : aptitude des éléments logiciel à servir à la construction de différentes applications. <text:line-break/>Crash d'Ariane 5 causé par la <text:span text:style-name="Emphasis">réutilisation</text:span> d'un composant logiciel et matériel qui convenait bien pour Ariane 4, mais contenait une contrainte de domaine «cachée» (fonction valide seulement si une certaine donnée restait &lt; à 32768, ce qui n'était pas le cas pour Ariane 5). </text:p>
        </text:list-item>
        <text:list-item>
          <text:p text:style-name="P26">compatibilité : facilité à combiner des éléments logiciels entre eux. <text:line-break/>... D'où l'importance que leur interface soit bien spécifiée ; </text:p>
        </text:list-item>
        <text:list-item>
          <text:p text:style-name="P26">vérifiabilité : propriété que le logiciel a de faciliter sa certification (déboguage, test, méthodes formelles, etc) ; </text:p>
        </text:list-item>
        <text:list-item>
          <text:p text:style-name="P27">efficacité, ergonomie, intégrité, etc. </text:p>
        </text:list-item>
      </text:list>
      <text:p text:style-name="Text_20_body"><text:span text:style-name="T1">NB</text:span> : Les facteurs les plus importants : </text:p>
      <text:list text:style-name="L14">
        <text:list-item>
          <text:p text:style-name="P28">correction et robustesse = fiabilité (reliability) </text:p>
        </text:list-item>
        <text:list-item>
          <text:p text:style-name="P29">extensibilité et réutilisabilité = modularité </text:p>
        </text:list-item>
      </text:list>
      <text:h text:style-name="Heading_20_2" text:outline-level="2" text:is-list-header="true">Paradigme objet et assertions</text:h>
      <text:p text:style-name="Text_20_body">Dans le cadre du cours : uniquement paradigme objet (UML &amp; Java), et écriture de spécifications au travers d'<text:span text:style-name="Emphasis">assertions</text:span>.</text:p>
      <text:p text:style-name="Text_20_body"><text:span text:style-name="T1">NB : </text:span>L'approche objet a amélioré significativement des critères de qualité comme l'extensibilité et la réutilisabilité, grâce à ses concepts clés comme l'abstraction (séparation des interfaces et de la mise en oeuvre, masquage de la mise en oeuvre). Elle permet de repousser la pensée procédurale le plus longtemps possible.</text:p>
      <text:p text:style-name="Text_20_body"><text:span text:style-name="T1">Exo : </text:span>Découverte des assertions sur l'exemple de la pile bornée.</text:p>
      <text:p text:style-name="Text_20_body"><text:span text:style-name="T1">Définition : </text:span>Au sens large (i.e. indépendamment de tout langage de programmation) Une <text:span text:style-name="Emphasis">assertion</text:span> <text:span text:style-name="Variable">b</text:span> est une expression booléenne supposée vraie. S'il s'avère que <text:span text:style-name="Variable">b</text:span> est en fait fausse, l'assertion est dite <text:span text:style-name="Emphasis">violée</text:span>.</text:p>
      <text:h text:style-name="Heading_20_3" text:outline-level="3" text:is-list-header="true">Les différents types d'assertion</text:h>
      <text:p text:style-name="Text_20_body">Il existe différents types d'assertions :</text:p>
      <text:list text:style-name="L15">
        <text:list-item>
          <text:p text:style-name="P30">Les assertions de type "contrat" qui servent de spécification (pré et post-conditions, invariants de classe) et sont un excellent outil de documentation. </text:p>
        </text:list-item>
        <text:list-item>
          <text:p text:style-name="P31">Les assertions "standard" relatives à une implantation que le développeur place dans son code pour affirmer qu'à cet endroit, telle condition est vraie (cf plus bas) ; l'assertion sert alors à augmenter la lisibilité du code et sa fiabilité. </text:p>
        </text:list-item>
      </text:list>
      <text:p text:style-name="Text_20_body">Pour chaque type d'assertion il existe différentes mises en oeuvre suivant :</text:p>
      <text:list text:style-name="L16">
        <text:list-item>
          <text:p text:style-name="P32">le style de programmation ; </text:p>
        </text:list-item>
        <text:list-item>
          <text:p text:style-name="P33">le langage de programmation utilisé. </text:p>
        </text:list-item>
      </text:list>
      <text:h text:style-name="Heading_20_4" text:outline-level="4" text:is-list-header="true">Les assertions de type "contrats"</text:h>
      <text:p text:style-name="Text_20_body">Les pré et post-condition sont liées à des méthodes, et se retrouvent dans toutes les approches de développement un tant soit peu rigoureuses. Les invariants de classe sont liés à une classe et sont dc propres au paradigme objet.</text:p>
      <text:h text:style-name="Heading_20_5" text:outline-level="5">Pré-condition de méthode</text:h>
      <text:list text:style-name="L17">
        <text:list-item>
          <text:p text:style-name="P34">elle spécifie la/les condition(s) nécessaire(s) pour qu'un client soit autorisé à appeler cette méthode ; </text:p>
        </text:list-item>
        <text:list-item>
          <text:p text:style-name="P34">l'appelant de la méthode (le client) doit garantir ces conditions lors de l'appel. En cas de violation de pré-condition, rien n'est garanti concernant l'exécution de la méthode (suivant les mises en oeuvre : lancement d'exception, ou non exécution, ou exécution avec état résultant incohérent, etc) ; </text:p>
        </text:list-item>
        <text:list-item>
          <text:p text:style-name="P34">elle caractérise l'ensemble des états (valeurs des attributs de l'objet et valeur des paramètres de la méthode) que la méthode devrait savoir traiter correctement ; </text:p>
        </text:list-item>
        <text:list-item>
          <text:p text:style-name="P35">elle est donc couramment exprimée en fonction des paramètres formels de la méthode et des attributs de l'objet courant. </text:p>
        </text:list-item>
      </text:list>
      <text:h text:style-name="Heading_20_5" text:outline-level="5" text:is-list-header="true">Post-condition de méthode</text:h>
      <text:list text:style-name="L18">
        <text:list-item>
          <text:p text:style-name="P36">elle exprime la/les propriété(s) qui doi(ven)t être vérifiée(s) lorsque la méthode retourne (termine), si sa pré-condition était satisfaite au moment de l'appel ; </text:p>
        </text:list-item>
        <text:list-item>
          <text:p text:style-name="P36">elle caractérise l'ensemble des états dans lequel la méthode laisse les objets de l'application (l'objet sur lequel est appelé la méthode, mais aussi possiblement d'autres) ; </text:p>
        </text:list-item>
        <text:list-item>
          <text:p text:style-name="P36">elle doit souvent faire référence à des valeurs d'attributs avant appel ; </text:p>
        </text:list-item>
        <text:list-item>
          <text:p text:style-name="P37">dans le cas d'une fonction elle doit faire référence au résultat retourné par cette fonction. </text:p>
        </text:list-item>
      </text:list>
      <text:h text:style-name="Heading_20_5" text:outline-level="5" text:is-list-header="true">Invariant de classe</text:h>
      <text:list text:style-name="L19">
        <text:list-item>
          <text:p text:style-name="P38">il spécifie des propriétés vraies pour l'ensemble des instances de la classe ; </text:p>
        </text:list-item>
        <text:list-item>
          <text:p text:style-name="P38">il n'est donc exprimé qu'en fonction des attributs de la classe et de constantes ; </text:p>
        </text:list-item>
        <text:list-item>
          <text:p text:style-name="P38">pas de notion de "valeur avant appel" ; </text:p>
        </text:list-item>
        <text:list-item>
          <text:p text:style-name="P38">il doit être établi (= rendu vrai) par chaque constructeur public, et doit être respecté par chaque méthode publique (= doit être vrai avant et après appel), et doit être vrai avant chaque appel de destructeur (si la notion de destructeur existe ds le langage utilisé) ; </text:p>
        </text:list-item>
        <text:list-item>
          <text:p text:style-name="P38">on peut considérer que c'est à la fois une pré-condition et post-condition de chaque méthode publique de la classe ; </text:p>
        </text:list-item>
        <text:list-item>
          <text:p text:style-name="P39">on se réserve le droit d'en dispenser les méthodes "helper" privées. </text:p>
        </text:list-item>
      </text:list>
      <text:h text:style-name="Heading_20_4" text:outline-level="4" text:is-list-header="true">Les assertions "standard"</text:h>
      <text:p text:style-name="Text_20_body">On les utilise pour faire une vérification à l'intérieur du code fonctionnel, comme un commentaire amélioré (car "exécutable"). Pour ce type d'assertion on utilise s'il existe un mot-clé du langage, tel qu'à l'exécution la violation d'une assertion provoque la levée d'une exception.</text:p>
      <text:p text:style-name="Text_20_body">Si on a un type énuméré <text:span text:style-name="Teletype">Gender = {male, female}</text:span> et un attribut <text:span text:style-name="Teletype">g</text:span> de type <text:span text:style-name="Teletype">Gender</text:span> :</text:p>
      <text:p text:style-name="Preformatted_20_Text">if (g == Gender.male) {</text:p>
      <text:p text:style-name="Preformatted_20_Text">... } else { // on sait que g == Gender.female</text:p>
      <text:p text:style-name="Preformatted_20_Text"><text:s text:c="13"/>// levée d'exception sinon</text:p>
      <text:p text:style-name="Preformatted_20_Text"><text:s text:c="13"/>assert g == Gender.female ; </text:p>
      <text:p text:style-name="P5"><text:s text:c="13"/>...}</text:p>
      <text:p text:style-name="Text_20_body">Pour une instruction "cas" (<text:span text:style-name="Teletype">switch</text:span> Java par ex) : peut servir pour indiquer que le cas par défaut ne devrait jamais être atteint, en affirmant <text:span text:style-name="Teletype">assert false</text:span>.</text:p>
      <text:p text:style-name="Preformatted_20_Text">switch(x) {</text:p>
      <text:p text:style-name="Preformatted_20_Text"><text:s text:c="2"/>case ... : ... break; </text:p>
      <text:p text:style-name="Preformatted_20_Text">...</text:p>
      <text:p text:style-name="Preformatted_20_Text"><text:s text:c="3"/>case ... : ... break; </text:p>
      <text:p text:style-name="P5"><text:s text:c="3"/>default : assert false; </text:p>
      <text:p text:style-name="Text_20_body">Quand on ne sait pas quoi écrire pour justifier un <text:span text:style-name="Teletype">return</text:span> non atteignable : </text:p>
      <text:p text:style-name="Preformatted_20_Text">public int foo() {</text:p>
      <text:p text:style-name="Preformatted_20_Text"><text:s text:c="2"/>for(...) {</text:p>
      <text:p text:style-name="Preformatted_20_Text"><text:s text:c="5"/>... return ...;</text:p>
      <text:p text:style-name="Preformatted_20_Text"><text:s text:c="2"/>}</text:p>
      <text:p text:style-name="Preformatted_20_Text"><text:s text:c="2"/>// on ne devrait jamais passer ici, Java se plaint </text:p>
      <text:p text:style-name="Preformatted_20_Text"><text:s text:c="2"/>// si pas de return</text:p>
      <text:p text:style-name="Preformatted_20_Text"><text:s text:c="2"/>assert false;</text:p>
      <text:p text:style-name="Preformatted_20_Text"><text:s text:c="2"/>return 0;</text:p>
      <text:p text:style-name="P5">}</text:p>
      <text:p text:style-name="Text_20_body">Pour vérifier qu'une structure interne est bien triée, ou toute autre vérification...</text:p>
      <text:p text:style-name="Text_20_body">Variants et invariants de boucle.</text:p>
      <text:h text:style-name="Heading_20_3" text:outline-level="3" text:is-list-header="true">Les assertions dans les langages de programmation</text:h>
      <text:p text:style-name="Text_20_body">Il est toujours possible de bidouiller sa propre assertion standard en utilisant n'importe quel langage de programmation.</text:p>
      <text:p text:style-name="P5">if (! myassert) throw new MyAssertionViolationException();</text:p>
      <text:p text:style-name="Text_20_body">Ce n'est pas satisfaisant.</text:p>
      <text:p text:style-name="Text_20_body">D'une part ça ne permet pas de traiter facilement les assertions type "contrat". </text:p>
      <text:p text:style-name="Text_20_body">D'autre part tout mécanisme mettant en oeuvre une assertion et qui se respecte doit permettre l'activation ou la désactivation du mécanisme. Quand une assertion activée est violée alors une exception est levée, par contre une assertion désactivée n'est même pas évaluée. Raison : les assertions peuvent être coûteuses à évaluer (une post-condition qui établit qu'une méthode de tri trie bien a une complexité à peine inférieure à celle de la méthode elle-même). Pour ne pas décourager d'utiliser les assertions tous les programmeurs qui font attention aux performances de leurs programmes. </text:p>
      <text:p text:style-name="Text_20_body">Du coup, comme un programme doit avoir le même comportement que ses assertions soient activées ou non, il est essentiel que les assertions ne produisent pas d'effet de bord.</text:p>
      <text:h text:style-name="Heading_20_4" text:outline-level="4">Les langages riches</text:h>
      <text:p text:style-name="Text_20_body">Certains langages comme <text:a xlink:type="simple" xlink:href="http://www.eiffel.com/" office:target-frame-name="blank" xlink:show="replace">Eiffel</text:a> possèdent tous les types d'assertions en natif : pre-condition, assertions relatives à une implémentation, etc. Eiffel n'a pas la popularité de Java et C++, c'est néanmoins un excellent langage.</text:p>
      <text:h text:style-name="Heading_20_4" text:outline-level="4">Les langages pauvres</text:h>
      <text:p text:style-name="Text_20_body">C et C++ proposent un mécanisme d'assertion standard via le mot-clé <text:span text:style-name="Teletype">assert</text:span>, mais pas d'assertions "contrats".</text:p>
      <text:p text:style-name="Text_20_body">Java : mot-clé <text:span text:style-name="Teletype">assert</text:span> à partir de Java 1.4.</text:p>
      <text:p text:style-name="Text_20_body">Lu dans le guide de l'utilisateur du j2sdk 1.4.2 : <text:span text:style-name="Emphasis">Experience has shown that writing assertions while programming is one of the quickest and most effective ways to detect and correct bugs. As an added benefit, assertions serve to document the inner workings of your program, enhancing maintainability.</text:span></text:p>
      <text:p text:style-name="Text_20_body">1.4 : un peu tardif ! Pourtant les assertions étaient prévues à la base, dommage... <text:span text:style-name="Emphasis">Assertions were contained in James Gosling's original specification for the Java programming language. Assertions were removed from the Oak specification because time constraints prevented a satisfactory design and implementation.</text:span> </text:p>
      <text:h text:style-name="Heading_20_2" text:outline-level="2" text:is-list-header="true">Programmer avec des assertions</text:h>
      <text:p text:style-name="Text_20_body">En gros deux approches :</text:p>
      <text:list text:style-name="L20">
        <text:list-item>
          <text:p text:style-name="P40">la programmation dite défensive ; </text:p>
        </text:list-item>
        <text:list-item>
          <text:p text:style-name="P41">la programmation dite par contrats. </text:p>
        </text:list-item>
      </text:list>
      <text:h text:style-name="Heading_20_3" text:outline-level="3" text:is-list-header="true">Programmation défensive</text:h>
      <text:p text:style-name="Text_20_body">But: augmenter la fiabilité des programmes en les protégeant contre tout ce qui peut arriver. Approche la plus répandue, préconisée par Java notamment. Voir en TP <text:a xlink:type="simple" xlink:href="http://java.sun.com/j2se/1.4.2/docs/guide/lang/assert.html" office:target-frame-name="blank" xlink:show="replace">ce qui en est dit sur le site de Sun</text:a> ou <text:a xlink:type="simple" xlink:href="/usr/java/j2sdk1.4.2_04/docs/guide/lang/assert.html" office:target-frame-name="blank" xlink:show="replace">en local ou M5</text:a>.</text:p>
      <text:p text:style-name="Text_20_body">S'appuie sur les constructions du langage utilisé, par ex en Java le <text:span text:style-name="Teletype">assert</text:span>. Toute assertion est donc écrite dans le langage choisi, à l'intérieur du code fonctionnel.</text:p>
      <text:p text:style-name="Text_20_body">Principes de base :</text:p>
      <text:list text:style-name="L21">
        <text:list-item>
          <text:p text:style-name="P42">la violation d'une pré-condition doit obligatoirement générer une exception. Il ne faut dc pas utiliser de mécanisme d'assertion (qui peut être désactivé) mais lever une bonne vieille exception (type <text:span text:style-name="Teletype">NullPointerException</text:span> par ex) ; </text:p>
        </text:list-item>
        <text:list-item>
          <text:p text:style-name="P42">les post-conditions et invariants sont moins cruciaux et sont mis en oeuvre avec un mécanisme d'assertion standard ; </text:p>
        </text:list-item>
        <text:list-item>
          <text:p text:style-name="P42">le code fonctionnel est abondamment documenté avec des assertions standard ; </text:p>
        </text:list-item>
        <text:list-item>
          <text:p text:style-name="P43">le code doit être abondamment testé (pas propre à la programmation défensive !). </text:p>
        </text:list-item>
      </text:list>
      <text:p text:style-name="Text_20_body">Mise en oeuvre des contrats :</text:p>
      <text:list text:style-name="L22">
        <text:list-item>
          <text:p text:style-name="P44">noyée dans le code fonctionnel (qui donc en est complexifié) ; </text:p>
        </text:list-item>
        <text:list-item>
          <text:p text:style-name="P44">dc les contrats ne remplissent pas leur rôle de spécification à proprement parler ; </text:p>
        </text:list-item>
        <text:list-item>
          <text:p text:style-name="P44">responsabilités pas clairement définies : personne n'est censé faire confiance à personne ! Soit en poussant à l'extrême : </text:p>
          <text:list>
            <text:list-item>
              <text:p text:style-name="P44">la méthode appelée vérifie sa pré-condition (avant de faire quoi que ce soit) et sa post-condition (avant de retourner), plus l'invariant ; </text:p>
            </text:list-item>
          </text:list>
        </text:list-item>
        <text:list-item>
          <text:p text:style-name="P44">le client vérifie la pré-cond avant de faire un appel, puis vérifie que la post-condition a bien été établie ; </text:p>
        </text:list-item>
        <text:list-item>
          <text:p text:style-name="P45">mais il est aussi possible que personne ne vérifie quoi que ce soit... </text:p>
        </text:list-item>
      </text:list>
      <text:p text:style-name="Text_20_body">Selon les points de vue : </text:p>
      <text:list text:style-name="L23">
        <text:list-item>
          <text:p text:style-name="P46">on met au point avec les assertions activées, puis on désactive pour la mise en production pour ne pas ralentir l'application ; </text:p>
        </text:list-item>
        <text:list-item>
          <text:p text:style-name="P47">hors de question de désactiver quoi que ce soit lors de la mise en production. </text:p>
        </text:list-item>
      </text:list>
      <text:h text:style-name="Heading_20_3" text:outline-level="3" text:is-list-header="true">Programmation par contrats</text:h>
      <text:p text:style-name="Text_20_body"><text:span text:style-name="T1">Ref:</text:span> Bertrand Meyer, <text:a xlink:type="simple" xlink:href="http://www.eiffel.com/" office:target-frame-name="blank" xlink:show="replace">Eiffel</text:a>, Design By Contract TM: </text:p>
      <text:list text:style-name="L24">
        <text:list-item>
          <text:p text:style-name="P48">pages de Eiffel Software dédiées à la <text:a xlink:type="simple" xlink:href="http://archive.eiffel.com/doc/manuals/technology/contract/" office:target-frame-name="blank" xlink:show="replace">programmation par contrats</text:a>, <text:a xlink:type="simple" xlink:href="http://www.eiffel.com/developers/presentations/" office:target-frame-name="blank" xlink:show="replace">cours audio</text:a> </text:p>
        </text:list-item>
      </text:list>
      <text:p text:style-name="Text_20_body">Mêmes buts que la programmation défensive, mais <text:span text:style-name="Emphasis">approche contractuelle</text:span> complètement différente: <text:span text:style-name="Emphasis">contrat</text:span> qui lie l'appelant d'une méthode (le client) et l'implantation de cette méthode (le contractant ou fournisseur) : <text:line-break/><text:span text:style-name="Emphasis">Pourvu que le client appelle la méthode d'un contractant dans un état où l'invariant de classe et la pré-condition de cette méthode sont satisfaits, ce contractant promet que lorsque la méthode aura été exécutée, le travail nécessaire à la satisfaction de la post-condition aura été effectué et l'invariant de classe sera toujours satisfait.</text:span> </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méthode</text:p>
          </table:table-cell>
          <table:table-cell table:style-name="Tableau1.A1" office:value-type="string">
            <text:p text:style-name="Table_20_Contents">obligation</text:p>
          </table:table-cell>
          <table:table-cell table:style-name="Tableau1.C1" office:value-type="string">
            <text:p text:style-name="Table_20_Contents">bénéfice</text:p>
          </table:table-cell>
        </table:table-row>
        <table:table-row>
          <table:table-cell table:style-name="Tableau1.A2" office:value-type="string">
            <text:p text:style-name="Table_20_Contents">Client</text:p>
          </table:table-cell>
          <table:table-cell table:style-name="Tableau1.A2" office:value-type="string">
            <text:p text:style-name="Table_20_Contents">doit satisfaire la pré-condition</text:p>
          </table:table-cell>
          <table:table-cell table:style-name="Tableau1.C2" office:value-type="string">
            <text:p text:style-name="Table_20_Contents">peut supposer que la post-condition sera respectée</text:p>
          </table:table-cell>
        </table:table-row>
        <table:table-row>
          <table:table-cell table:style-name="Tableau1.A2" office:value-type="string">
            <text:p text:style-name="Table_20_Contents">Fournisseur</text:p>
          </table:table-cell>
          <table:table-cell table:style-name="Tableau1.A2" office:value-type="string">
            <text:p text:style-name="Table_20_Contents">peut supposer que la pré-condition est satisfaite </text:p>
          </table:table-cell>
          <table:table-cell table:style-name="Tableau1.C2" office:value-type="string">
            <text:p text:style-name="Table_20_Contents">doit remplir la post-condition</text:p>
          </table:table-cell>
        </table:table-row>
      </table:table>
      <text:p text:style-name="Text_20_body">La violation d'un contrat signifie un <text:span text:style-name="Emphasis">bug</text:span> pour l'application. Si une pré-condition est violée, la faute incombe au client. Si une post-condition ou un invariant sont violés, la faute incombe au fournisseur.</text:p>
      <text:p text:style-name="Text_20_body">Avantage : moins de code à écrire</text:p>
      <text:list text:style-name="L25">
        <text:list-item>
          <text:p text:style-name="P49">une méthode n'a dc pas à vérifier sa pré-condition ; </text:p>
        </text:list-item>
        <text:list-item>
          <text:p text:style-name="P50">après un appel de méthode un client n'a pas à vérifier la post-condition ; </text:p>
        </text:list-item>
      </text:list>
      <text:p text:style-name="Text_20_body">Autres avantages : </text:p>
      <text:list text:style-name="L26">
        <text:list-item>
          <text:p text:style-name="P51">grâce à ces conventions très fortes, les contrats peuvent être écrits dans un <text:span text:style-name="Emphasis">langage de spécification</text:span> (dans le cas d'Eiffel, en Eiffel), en dehors du code fonctionnel ; </text:p>
        </text:list-item>
        <text:list-item>
          <text:p text:style-name="P51">code fonctionnel simplifié ; </text:p>
        </text:list-item>
        <text:list-item>
          <text:p text:style-name="P51">le compilateur génère le code de supervision des contrats correspondant aux différents appels de méthode ; </text:p>
        </text:list-item>
        <text:list-item>
          <text:p text:style-name="P51">possiblilité de tout superviser, ou alors uniquement les pré-conditions, ou les pré- et post-conditions, etc ; </text:p>
        </text:list-item>
        <text:list-item>
          <text:p text:style-name="P52">génération automatique de documentation pour les contrats. </text:p>
        </text:list-item>
      </text:list>
      <text:h text:style-name="Heading_20_4" text:outline-level="4" text:is-list-header="true">Et pour les langages pauvres ?</text:h>
      <text:p text:style-name="Text_20_body">Des couches "contrats" ont été développées au dessus des langages, comme JML pour Java. Beaucoup moins satisfaisant que si les langages possédaient les contrats en natif mais mieux que rien.</text:p>
      <text:h text:style-name="Heading_20_1" text:outline-level="1">Contrats avec JML - les bases</text:h>
      <text:h text:style-name="Heading_20_2" text:outline-level="2" text:is-list-header="true">La programmation par contrats dans les langages</text:h>
      <text:h text:style-name="Heading_20_3" text:outline-level="3" text:is-list-header="true">Eiffel</text:h>
      <text:p text:style-name="Text_20_body">Le langage de référence pour le Design By Contract TM est Eiffel (cf <text:a xlink:type="simple" xlink:href="http://archive.eiffel.com/doc/online/eiffel50/intro/language/index.html">tutorial</text:a>). Eiffel intègre diverses assertions (qu'on peut nommer): </text:p>
      <text:list text:style-name="L27">
        <text:list-item>
          <text:p text:style-name="P53">pré-condition </text:p>
        </text:list-item>
        <text:list-item>
          <text:p text:style-name="P53">post-condition, avec mot clé <text:span text:style-name="Teletype">old</text:span> pour faire référence à une valeur d'avant appel ; </text:p>
        </text:list-item>
        <text:list-item>
          <text:p text:style-name="P53">invariant de classe </text:p>
        </text:list-item>
        <text:list-item>
          <text:p text:style-name="P53">instruction <text:span text:style-name="Teletype">check</text:span>, similaire (mais antérieur) au <text:span text:style-name="Teletype">assert</text:span> de Java ; </text:p>
        </text:list-item>
        <text:list-item>
          <text:p text:style-name="P54">variant et invariant de boucle. </text:p>
        </text:list-item>
      </text:list>
      <text:p text:style-name="Preformatted_20_Text">indexing</text:p>
      <text:p text:style-name="Preformatted_20_Text">description: "Simple bank accounts"</text:p>
      <text:p text:style-name="Preformatted_20_Text">class</text:p>
      <text:p text:style-name="Preformatted_20_Text">ACCOUNT</text:p>
      <text:p text:style-name="Preformatted_20_Text">feature -- Access</text:p>
      <text:p text:style-name="Preformatted_20_Text">balance: INTEGER</text:p>
      <text:p text:style-name="Preformatted_20_Text">-- Current balance</text:p>
      <text:p text:style-name="Preformatted_20_Text">deposit_count: INTEGER is</text:p>
      <text:p text:style-name="Preformatted_20_Text">-- Number of deposits made since opening</text:p>
      <text:p text:style-name="Preformatted_20_Text">...</text:p>
      <text:p text:style-name="Preformatted_20_Text">feature -- Element change</text:p>
      <text:p text:style-name="Preformatted_20_Text">deposit (sum: INTEGER) is</text:p>
      <text:p text:style-name="Preformatted_20_Text">-- Add sum to account.</text:p>
      <text:p text:style-name="Preformatted_20_Text">require</text:p>
      <text:p text:style-name="Preformatted_20_Text">non_negative: sum &gt;= 0</text:p>
      <text:p text:style-name="Preformatted_20_Text">do</text:p>
      <text:p text:style-name="Preformatted_20_Text">if all_deposits= Void then</text:p>
      <text:p text:style-name="Preformatted_20_Text">create all_deposits</text:p>
      <text:p text:style-name="Preformatted_20_Text">end</text:p>
      <text:p text:style-name="Preformatted_20_Text">all_deposits.extend (sum)</text:p>
      <text:p text:style-name="Preformatted_20_Text">balance := balance + sum</text:p>
      <text:p text:style-name="Preformatted_20_Text">ensure</text:p>
      <text:p text:style-name="Preformatted_20_Text">one_more_deposit:</text:p>
      <text:p text:style-name="Preformatted_20_Text">deposit_count = old deposit_count + 1</text:p>
      <text:p text:style-name="Preformatted_20_Text">updated: balance = old balance + sum</text:p>
      <text:p text:style-name="Preformatted_20_Text">end</text:p>
      <text:p text:style-name="Preformatted_20_Text">feature {NONE} -- Implementation</text:p>
      <text:p text:style-name="Preformatted_20_Text">all_deposits: DEPOSIT_LIST</text:p>
      <text:p text:style-name="Preformatted_20_Text">-- List of deposits since account's opening.</text:p>
      <text:p text:style-name="Preformatted_20_Text">invariant</text:p>
      <text:p text:style-name="Preformatted_20_Text">consistent_balance:</text:p>
      <text:p text:style-name="Preformatted_20_Text">(all_deposits /= Void) implies (balance = all_deposits.total)</text:p>
      <text:p text:style-name="Preformatted_20_Text">zero_if_no_deposits:</text:p>
      <text:p text:style-name="Preformatted_20_Text">(all_deposits = Void) implies (balance = 0)</text:p>
      <text:p text:style-name="P5">end -- class ACCOUNT</text:p>
      <text:p text:style-name="Text_20_body">Les assertions sont contrôlées à l'exécution (<text:span text:style-name="Emphasis">monitoring</text:span>), le développeur peut les activer à son gré par option de compilation : </text:p>
      <text:list text:style-name="L28">
        <text:list-item>
          <text:p text:style-name="P55">no: assertions have no run-time effect. </text:p>
        </text:list-item>
        <text:list-item>
          <text:p text:style-name="P55">require: monitor preconditions only, on routine entry. (par défaut) </text:p>
        </text:list-item>
        <text:list-item>
          <text:p text:style-name="P55">ensure: preconditions on entry, postconditions on exit. </text:p>
        </text:list-item>
        <text:list-item>
          <text:p text:style-name="P55">invariant: like ensure, plus class invariant on both entry and exit for qualified calls. </text:p>
        </text:list-item>
        <text:list-item>
          <text:p text:style-name="P56">all: like invariant, plus check instructions, loop invariants and loop variants </text:p>
        </text:list-item>
      </text:list>
      <text:p text:style-name="Text_20_body">La violation d'une assertion cause la levée d'une exception (qui inclue le nom de l'assertion violée) et l'arrêt du programme : c'est un bug.</text:p>
      <text:p text:style-name="Text_20_body">Par rapport à la programmation défensive des TD1 et TP1 :</text:p>
      <text:list text:style-name="L29">
        <text:list-item>
          <text:p text:style-name="P57">pas d'assertions de type contrats dans le code fonctionnel ; </text:p>
        </text:list-item>
        <text:list-item>
          <text:p text:style-name="P57">les contrats sont spécifiés dans un langage bien formalisé, ce qui permet d'une part de générer une doc type javadoc qui les inclut, d'autre part de générer automatiquement du code pour leur supervision. </text:p>
        </text:list-item>
        <text:list-item>
          <text:p text:style-name="P57">mécanisme de contrats uniforme y compris dans les bibliothèques d'Eiffel : chaque instruction possède une pré-condition (par exemple 2nd opérande non nul pour une division) dont la violation correspond à la levée d'une exception système ; </text:p>
        </text:list-item>
        <text:list-item>
          <text:p text:style-name="P58">pas de manipulation explicite des exceptions pour gérer les pré-conditions par le développeur comme en Java. Mais possibilité de créer ses propres exceptions. </text:p>
        </text:list-item>
      </text:list>
      <text:p text:style-name="Text_20_body">Possibilité de récupérer une exception (<text:span text:style-name="Teletype">rescue</text:span>, <text:span text:style-name="Teletype">retry</text:span>), qd il est possible de corriger l'erreur ou de re-tenter l'opération qui a échoué :</text:p>
      <text:p text:style-name="Preformatted_20_Text">local</text:p>
      <text:p text:style-name="Preformatted_20_Text">attempts: INTEGER</text:p>
      <text:p text:style-name="Preformatted_20_Text">do</text:p>
      <text:p text:style-name="Preformatted_20_Text">last_character := low_level_read_function (f)</text:p>
      <text:p text:style-name="Preformatted_20_Text">rescue</text:p>
      <text:p text:style-name="Preformatted_20_Text">attempts := attempts + 1</text:p>
      <text:p text:style-name="Preformatted_20_Text">if attempts &lt; Max_attempts then</text:p>
      <text:p text:style-name="Preformatted_20_Text">retry</text:p>
      <text:p text:style-name="Preformatted_20_Text">end</text:p>
      <text:p text:style-name="P5">end</text:p>
      <text:p text:style-name="Text_20_body">Les contrats régissent les relations entre 2 entités logicielles: on ne peut attendre d'un opérateur humain ou d'un device externe qu'il respecte un contrat. Ne pas utiliser de pré-cond pour contraindre une lecture clavier par ex.</text:p>
      <text:h text:style-name="Heading_20_3" text:outline-level="3" text:is-list-header="true">Java</text:h>
      <text:p text:style-name="Text_20_body">Des couches ont été développées au dessus de Java pour permettre une programmation par contrats outilllée (pas basée sur des <text:span text:style-name="Teletype">assert</text:span>). Voir par ex Martin Lackner, Andreas Krall, Franz Puntigam: "<text:a xlink:type="simple" xlink:href="http://www.jot.fm/issues/issue_2002_08/article4" office:target-frame-name="blank" xlink:show="replace">Supporting Design by Contract in Java</text:a>" in Journal of Object Technology, vol. 1, no. 3, special issue: TOOLS USA 2002 proceedings, pp. 57-76. Offrent ou non les fonctionnalités suivantes :</text:p>
      <text:list text:style-name="L30">
        <text:list-item>
          <text:p text:style-name="P59">pré et post-condition, invariants de classe (tous) </text:p>
        </text:list-item>
        <text:list-item>
          <text:p text:style-name="P59">variant et invariant de boucles (certains) </text:p>
        </text:list-item>
        <text:list-item>
          <text:p text:style-name="P59">quantificateurs (certains) </text:p>
        </text:list-item>
        <text:list-item>
          <text:p text:style-name="P59">clauses de <text:span text:style-name="Teletype">rescue</text:span> et <text:span text:style-name="Teletype">retry</text:span> à la Eiffel (certains) </text:p>
        </text:list-item>
        <text:list-item>
          <text:p text:style-name="P59">nommage des contraintes (certains) </text:p>
        </text:list-item>
        <text:list-item>
          <text:p text:style-name="P59">gestion de l'héritage comportemental (certains) </text:p>
        </text:list-item>
        <text:list-item>
          <text:p text:style-name="P60">production de documentation </text:p>
        </text:list-item>
      </text:list>
      <text:p text:style-name="Text_20_body">Sur-couches les plus connues pour Java :</text:p>
      <text:list text:style-name="L31">
        <text:list-item>
          <text:p text:style-name="P61"><text:a xlink:type="simple" xlink:href="http://csd.informatik.uni-oldenburg.de/%7Ejass/" office:target-frame-name="blank" xlink:show="replace">Jass</text:a>, développé à Oldenburg (1999, encore actif). Langage assez riche et bien fait, permet de pré-compiler des <text:span text:style-name="Teletype">.jass</text:span> en .java, pas testé. </text:p>
        </text:list-item>
        <text:list-item>
          <text:p text:style-name="P61">iContract, plus ancien (1998), syntaxe à la OCL, pas testé. </text:p>
        </text:list-item>
        <text:list-item>
          <text:p text:style-name="P61"><text:a xlink:type="simple" xlink:href="http://jcontractor.sourceforge.net/index.html" office:target-frame-name="blank" xlink:show="replace">jContractor</text:a> (2002), approche basée sur des Design Patterns, pas testé. </text:p>
        </text:list-item>
        <text:list-item>
          <text:p text:style-name="P61"><text:a xlink:type="simple" xlink:href="http://java.about.com/gi/dynamic/offsite.htm?site=http://www.contract4j.org/" office:target-frame-name="blank" xlink:show="replace">Contract4J</text:a> : aspects + java 1.5 + annotations, pas testé. </text:p>
        </text:list-item>
        <text:list-item>
          <text:p text:style-name="P61">des produits commerciaux : <text:a xlink:type="simple" xlink:href="http://www.verifysoft.com/en_dbcforjava.html" office:target-frame-name="blank" xlink:show="replace">JMSAssert</text:a> de Verisoft Technology, <text:a xlink:type="simple" xlink:href="http://www.parasoft.com/jsp/products/home.jsp?product=Jcontract&amp;itemId=30" office:target-frame-name="blank" xlink:show="replace">Jcontract</text:a> de Parasoft (+ outil Jtest, a l'air très bien). </text:p>
        </text:list-item>
        <text:list-item>
          <text:p text:style-name="P62"><text:a xlink:type="simple" xlink:href="http://www.jmlspecs.org/" office:target-frame-name="blank" xlink:show="replace">JML</text:a>, des défauts (pas de nommage des contraintes, verbosité des specs, langage très riche mais complexe et pas tjs bien documenté, génération de doc étrange) mais des choses en plus et base de nombreux outils. </text:p>
        </text:list-item>
      </text:list>
      <text:h text:style-name="Heading_20_2" text:outline-level="2" text:is-list-header="true"><text:bookmark text:name="JML"/>Le Java Modeling Language (JML)</text:h>
      <text:p text:style-name="Text_20_body">JML est un <text:span text:style-name="T1">BISL</text:span> : Behavioral Interface Specification Language (langage pour spécifier l'interface et le comportement des modules).</text:p>
      <text:p text:style-name="Text_20_body">Langage de spécification à base de contrats pour décrire les API Java (et seulement Java). Un mélange entre les contrats d'Eiffel et le langage de spécification du prouveur Larch (but d'un prouveur : permettre de prouver que le code est conforme à la spécification). Plus riche qu'Eiffel donc (influences du monde de la preuve), mais pas aussi pratique en ce qui concerne les contrats.</text:p>
      <text:p text:style-name="Text_20_body">Fortement influencé par la sémantique de Java, forcément :</text:p>
      <text:list text:style-name="L32">
        <text:list-item>
          <text:p text:style-name="P63">syntaxe à la Java / Javadoc / Latex ; </text:p>
        </text:list-item>
        <text:list-item>
          <text:p text:style-name="P64">place importante des exceptions. </text:p>
        </text:list-item>
      </text:list>
      <text:p text:style-name="Text_20_body">Outils de compilation, exécution et génération de doc construits au dessus de <text:span text:style-name="Teletype">javac</text:span>, <text:span text:style-name="Teletype">java</text:span>, <text:span text:style-name="Teletype">javadoc</text:span>, cf TP.</text:p>
      <text:p text:style-name="Text_20_body">Illustration sur les tours de Hanoï.</text:p>
      <text:h text:style-name="Heading_20_3" text:outline-level="3" text:is-list-header="true">Annotations JML</text:h>
      <text:p text:style-name="Text_20_body">Les éléments de spécification sont écrits directement dans les sources Java ou dans des fichiers séparés, à l'intérieur d'<text:span text:style-name="T1">annotations</text:span> à la javadoc (ne pas oublier les <text:span text:style-name="Teletype">@</text:span>) : </text:p>
      <text:p text:style-name="Preformatted_20_Text">//@ <text:s/>annotation JML // commentaire </text:p>
      <text:p text:style-name="Preformatted_20_Text">/*@ annotation JML // commentaire</text:p>
      <text:p text:style-name="Preformatted_20_Text"><text:s text:c="2"/>@ // une jolie indentation par @</text:p>
      <text:p text:style-name="Preformatted_20_Text"><text:s text:c="2"/>@ annotation JML // commentaire</text:p>
      <text:p text:style-name="P5"><text:s text:c="2"/>@*/</text:p>
      <text:p text:style-name="Text_20_body">JML enrichit la syntaxe de Java : ne pas oublier les <text:span text:style-name="Teletype">;</text:span> en fin d'assertions, comme en Java.</text:p>
      <text:p text:style-name="Text_20_body">Opérateurs additionnels comme l'implication logique <text:span text:style-name="Teletype">==&gt;</text:span> et l'équivalence logique <text:span text:style-name="Teletype">&lt;==&gt;</text:span>.</text:p>
      <text:h text:style-name="Heading_20_3" text:outline-level="3" text:is-list-header="true"><text:bookmark text:name="specMeth"/>Spécification des méthodes</text:h>
      <text:p text:style-name="Text_20_body">Plusieurs syntaxes qui se récrivent les unes dans les autres, pas la partie la plus claire de JML. En gros deux modes : spécification <text:span text:style-name="Emphasis">ligthweight</text:span> et spécification <text:span text:style-name="Emphasis">highweight</text:span> avec des valeurs par défaut différentes. On va voir la <text:span text:style-name="Emphasis">ligthweight</text:span> seulement (<text:span text:style-name="T1">attention</text:span>, cours de SVL 05 = highweigth !).</text:p>
      <text:h text:style-name="Heading_20_5" text:outline-level="5">Visibilité</text:h>
      <text:p text:style-name="Text_20_body">La spécification d'une méthode a comme les méthodes Java une <text:span text:style-name="T1">visibilité</text:span> <text:span text:style-name="Teletype">public</text:span>, <text:span text:style-name="Teletype">private</text:span>, <text:span text:style-name="Teletype">protected</text:span>, ou limitée au paquetage. Par défaut la visibilité de la spécification est celle de la méthode, on peut forcer une visibilité différente avec l'un des mots-clés ci-dessus. Attention : une spécification ne doit pas autoriser plus d'accès que le source Java. Par exemple on ne peut pas mentionner un attribut Java privé dans une spécification publique. </text:p>
      <text:h text:style-name="Heading_20_5" text:outline-level="5">Terminaison</text:h>
      <text:p text:style-name="Text_20_body">Soit une méthode termine normalement (elle retourne sans lever d'exception), soit elle termine de manière exceptionnelle (elle lève une exception), soit la JVM génère une erreur, soit la méthode diverge (ne lève pas d'exception, ne retourne pas non plus). Quatre cas exclusifs, on ne verra que les 2 premiers.</text:p>
      <text:h text:style-name="Heading_20_4" text:outline-level="4">Pré-condition</text:h>
      <text:p text:style-name="Text_20_body">La pré-condition doit être vraie lors de l'appel de la méthode.</text:p>
      <text:p text:style-name="Text_20_body">Mot-clé <text:span text:style-name="Teletype">requires</text:span>, valeur par défaut <text:span text:style-name="Teletype">\not_specified</text:span>, interprétée par <text:span text:style-name="Teletype">true</text:span> à l'exécution et par la majorité des outils.</text:p>
      <text:p text:style-name="Preformatted_20_Text">//@ requires t&gt;0;</text:p>
      <text:p text:style-name="P5">public Disk(int t);</text:p>
      <text:p text:style-name="Text_20_body">Deux clauses <text:span text:style-name="Teletype">requires P1</text:span> et <text:span text:style-name="Teletype">requires P2</text:span> dans la spécification d'une méthode sont équivalentes à <text:span text:style-name="Teletype">requires P1 &amp;&amp; P2</text:span>.</text:p>
      <text:h text:style-name="Heading_20_4" text:outline-level="4">Post-condition normale (terminaison normale)</text:h>
      <text:p text:style-name="Text_20_body">Si la pré-condition était vraie lors de l'appel et que la méthode termine normalement, alors la post-condition normale doit être vraie.</text:p>
      <text:p text:style-name="Text_20_body">Mot-clé <text:span text:style-name="Teletype">ensures</text:span>, même valeur par défaut. </text:p>
      <text:p text:style-name="Text_20_body">Accès aux valeurs avant appel par <text:span text:style-name="Teletype">\old(...)</text:span>, le <text:span text:style-name="Teletype">old</text:span> d'Eiffel. Attention : <text:span text:style-name="Teletype">\old</text:span> copie les références, pas de clonage par défaut, donc <text:span text:style-name="Teletype">\old(o).a</text:span> est souvent différent de <text:span text:style-name="Teletype">\old(o.a)</text:span>. </text:p>
      <text:p text:style-name="Text_20_body">Résultat d'une fonction : <text:span text:style-name="Teletype">\result</text:span>.</text:p>
      <text:p text:style-name="Text_20_body"><text:span text:style-name="T1">NB</text:span> : pour le moment on ne sait pas trop ce qu'est <text:span text:style-name="Teletype">size</text:span>. </text:p>
      <text:p text:style-name="Preformatted_20_Text">/*@ requires t &gt; 0;</text:p>
      <text:p text:style-name="Preformatted_20_Text"><text:s text:c="2"/>@ ensures this.size == t; @*/</text:p>
      <text:p text:style-name="P5">public Disk(int t);</text:p>
      <text:p text:style-name="Preformatted_20_Text">//@ ensures \result == this.size;</text:p>
      <text:p text:style-name="P5">public int getSize();</text:p>
      <text:p text:style-name="Preformatted_20_Text">/*@ requires d != null;</text:p>
      <text:p text:style-name="Preformatted_20_Text"><text:s text:c="2"/>@ requires this.isStackable(d) ;</text:p>
      <text:p text:style-name="Preformatted_20_Text"><text:s text:c="2"/>@ ensures this.topDisk.equals(d);</text:p>
      <text:p text:style-name="Preformatted_20_Text"><text:s text:c="2"/>@ ensures this.diskNb == \old(this.diskNb) + 1;</text:p>
      <text:p text:style-name="Preformatted_20_Text"><text:s text:c="2"/>@*/</text:p>
      <text:p text:style-name="P5"><text:s text:c="2"/>public void push(Disk d);</text:p>
      <text:p text:style-name="Text_20_body">Deux clauses <text:span text:style-name="Teletype">ensures P1</text:span> et <text:span text:style-name="Teletype">ensures P2</text:span> dans la spécification d'une méthode sont équivalentes à <text:span text:style-name="Teletype">ensures P1 &amp;&amp; P2</text:span>.</text:p>
      <text:h text:style-name="Heading_20_4" text:outline-level="4">Post-condition exceptionnelle (terminaison exceptionnelle)</text:h>
      <text:p text:style-name="Text_20_body">Pour indiquer quelles exceptions une méthode peut lever: mot-clé <text:span text:style-name="Teletype">signals_only</text:span> suivi d'une liste de noms d'exceptions. Valeur par défaut : liste des <text:span text:style-name="Teletype">java.lang.Exception</text:span> déclarées dans la clause <text:span text:style-name="Teletype">throws</text:span> de la méthode (<text:span text:style-name="Teletype">java.lang.Error</text:span> pas pris en compte).</text:p>
      <text:p text:style-name="Text_20_body">Dans l'ex ci-dessous la méthode <text:span text:style-name="Teletype">pushDisk</text:span> (une autre version que le <text:span text:style-name="Teletype">push</text:span> montré plus haut) a le droit de lever les exceptions <text:span text:style-name="Teletype">IllegalPushException</text:span>, <text:span text:style-name="Teletype">FullTowerException</text:span>, et <text:span text:style-name="Teletype">NullPointerException</text:span> mais par exemple le fait de lever une <text:span text:style-name="Teletype">IllegalArgumentException</text:span> contredit la spécification. </text:p>
      <text:p text:style-name="Preformatted_20_Text">/*@ signals_only IllegalPushException, FullTowerException,</text:p>
      <text:p text:style-name="Preformatted_20_Text"><text:s text:c="5"/>NullPointerException; @*/</text:p>
      <text:p text:style-name="Preformatted_20_Text">public void pushDisk(Disk d) throws IllegalPushException,</text:p>
      <text:p text:style-name="Preformatted_20_Text"><text:s text:c="9"/>FullTowerException, NullPointerException;</text:p>
      <text:p text:style-name="P5"><text:s text:c="6"/></text:p>
      <text:p text:style-name="Text_20_body">Pour indiquer dans quelles conditions une exception peut-être levée : mot-clé <text:span text:style-name="Teletype">signals</text:span> suivi d'un nom d'exception suivi d'une condition qui doit être vraie si l'exception est levée (et non l'inverse). Par défaut <text:span text:style-name="Teletype">\not_specified</text:span>, interprété par <text:span text:style-name="Teletype">true</text:span> par la plupart des outils.</text:p>
      <text:p text:style-name="Preformatted_20_Text">//@ signals_only IllegalPushException, FullTowerException</text:p>
      <text:p text:style-name="Preformatted_20_Text">//@ <text:s text:c="11"/>NullPointerException;</text:p>
      <text:p text:style-name="Preformatted_20_Text">//@ signals (NullPointerException e) d == null;</text:p>
      <text:p text:style-name="Preformatted_20_Text">//@ signals (IllegalPushException e) d.size &gt;= topDisk.size;</text:p>
      <text:p text:style-name="Preformatted_20_Text">//@ signals (FullTowerException e) this.isFull(); </text:p>
      <text:p text:style-name="Preformatted_20_Text">public void pushDisk(Disk d) throws IllegalPushException</text:p>
      <text:p text:style-name="P5"><text:s text:c="41"/>FullTowerException;</text:p>
      <text:p text:style-name="Text_20_body">NB : <text:span text:style-name="Teletype">signals_only E</text:span> est un sucre syntaxique pour <text:span text:style-name="Teletype">signals (E e) e instanceof E</text:span>.</text:p>
      <text:p text:style-name="Text_20_body">Attention : JML ne se charge pas de lever l'exception à la place du programmeur, il se contente de vérifier que l'exception a été levée à bon escient. Par exemple vérifie que si <text:span text:style-name="Teletype">FullTowerException</text:span> a été levée alors <text:span text:style-name="Teletype">isFull()</text:span> est vraie. Le code de la méthode doit inclure <text:span text:style-name="Teletype">if (this.isFull()) throw new FullTowerException();</text:span>.</text:p>
      <text:h text:style-name="Heading_20_5" text:outline-level="5">Pré-condition ou post-condition exceptionnelle ?</text:h>
      <text:p text:style-name="Text_20_body">De quoi de venir schizophrène : utiliser plutôt un <text:span text:style-name="Teletype">requires</text:span> ou plutôt une levée d'exception à la Java ?</text:p>
      <text:p text:style-name="Text_20_body">Approche à la Eiffel : pré-condition (qui n'apparaît pas dans le code fonctionnel).</text:p>
      <text:p text:style-name="Text_20_body">Approche défensive à la Java : levée d'exception (qui apparaît dans le code fonctionnel) documentée dans la javadoc. Permet de rester proche de la programmation Java standard en complétant la javadoc par une condition vérifiable à l'exécution. Le plus lisible pour un autre programmeur Java "défensif" qui ne connaîtrait pas JML et n'utiliserait pas les <text:span text:style-name="Teletype">assert</text:span>. </text:p>
      <text:p text:style-name="Text_20_body">Utilisation des exceptions inévitable qd on redéfinit une méthode Java standard.</text:p>
      <text:p text:style-name="Preformatted_20_Text">/** Compares this disk with <text:span text:style-name="Teletype">o</text:span>.</text:p>
      <text:p text:style-name="Preformatted_20_Text"><text:s text:c="5"/>* @param o the disk to be compared with <text:span text:style-name="Teletype">this</text:span></text:p>
      <text:p text:style-name="Preformatted_20_Text"><text:s text:c="5"/>* @return a negative int if <text:span text:style-name="Teletype">this</text:span> has a smaller size than</text:p>
      <text:p text:style-name="Preformatted_20_Text"><text:s text:c="5"/>* <text:span text:style-name="Teletype">o</text:span>, positive if <text:span text:style-name="Teletype">this</text:span> has a larger size, 0 if</text:p>
      <text:p text:style-name="Preformatted_20_Text"><text:s text:c="5"/>* equal sizes. </text:p>
      <text:p text:style-name="Preformatted_20_Text"><text:s text:c="5"/>* @throws ClassCastException <text:span text:style-name="Teletype">o</text:span> is not a Disk</text:p>
      <text:p text:style-name="Preformatted_20_Text"><text:s text:c="5"/>*/</text:p>
      <text:p text:style-name="Preformatted_20_Text"><text:s text:c="4"/>/*@ also</text:p>
      <text:p text:style-name="Preformatted_20_Text"><text:s text:c="6"/>@ requires o != null;</text:p>
      <text:p text:style-name="Preformatted_20_Text"><text:s text:c="6"/>@ ensures o instanceof Disk;</text:p>
      <text:p text:style-name="Preformatted_20_Text"><text:s text:c="6"/>@ ensures (this.getSize() &gt; ((Disk) o).getSize())</text:p>
      <text:p text:style-name="Preformatted_20_Text"><text:s text:c="6"/>@ <text:s text:c="8"/>==&gt; \result &gt; 0;</text:p>
      <text:p text:style-name="Preformatted_20_Text"><text:s text:c="6"/>@ ensures (this.getSize() &lt; ((Disk) o).getSize()) </text:p>
      <text:p text:style-name="Preformatted_20_Text"><text:s text:c="6"/>@ <text:s text:c="8"/>==&gt; \result &lt; 0;</text:p>
      <text:p text:style-name="Preformatted_20_Text"><text:s text:c="6"/>@ ensures (this.getSize() == ((Disk) o).getSize())</text:p>
      <text:p text:style-name="Preformatted_20_Text"><text:s text:c="6"/>@ <text:s text:c="8"/>==&gt; \result == 0;</text:p>
      <text:p text:style-name="Preformatted_20_Text"><text:s text:c="6"/>@ signals (ClassCastException) ! (o instanceof Disk);</text:p>
      <text:p text:style-name="Preformatted_20_Text"><text:s text:c="6"/>@ signals_only ClassCastException;</text:p>
      <text:p text:style-name="Preformatted_20_Text"><text:s text:c="6"/>@*/</text:p>
      <text:p text:style-name="Preformatted_20_Text"><text:s text:c="5"/>public /*@ pure @*/ int compareTo (Object o) {</text:p>
      <text:p text:style-name="Preformatted_20_Text"><text:s text:c="8"/>Disk d = (Disk) o;</text:p>
      <text:p text:style-name="Preformatted_20_Text"><text:s text:c="8"/>return this.getSize() - d.getSize();</text:p>
      <text:p text:style-name="Preformatted_20_Text"><text:s text:c="4"/>}</text:p>
      <text:p text:style-name="Preformatted_20_Text"/>
      <text:p text:style-name="Preformatted_20_Text"><text:s text:c="4"/>/** Two disks are equals if they have the same size. */</text:p>
      <text:p text:style-name="Preformatted_20_Text"><text:s text:c="4"/>/*@ also</text:p>
      <text:p text:style-name="Preformatted_20_Text"><text:s text:c="6"/>@ requires o != null;</text:p>
      <text:p text:style-name="Preformatted_20_Text"><text:s text:c="6"/>@ ensures o instanceof Disk ==&gt; (\result &lt;==&gt; ((Disk) o).size == size);</text:p>
      <text:p text:style-name="Preformatted_20_Text"><text:s text:c="6"/>@ ensures ! (o instanceof Disk) ==&gt; ! \result;</text:p>
      <text:p text:style-name="Preformatted_20_Text"><text:s text:c="6"/>@ signals_only \nothing;</text:p>
      <text:p text:style-name="Preformatted_20_Text"><text:s text:c="6"/>@*/</text:p>
      <text:p text:style-name="Preformatted_20_Text"><text:s text:c="4"/>public /*@ pure @*/ boolean <text:s/>equals(Object o) {</text:p>
      <text:p text:style-name="Preformatted_20_Text"><text:s text:c="8"/>try {</text:p>
      <text:p text:style-name="Preformatted_20_Text"><text:s text:c="12"/>Disk d = (Disk) o;</text:p>
      <text:p text:style-name="Preformatted_20_Text"><text:s text:c="12"/>return d.getSize() == this.getSize();</text:p>
      <text:p text:style-name="Preformatted_20_Text"><text:s text:c="8"/>} catch (ClassCastException e) {</text:p>
      <text:p text:style-name="Preformatted_20_Text"><text:s text:c="12"/>return false;</text:p>
      <text:p text:style-name="Preformatted_20_Text"><text:s text:c="8"/>}</text:p>
      <text:p text:style-name="P5"><text:s text:c="4"/>}</text:p>
      <text:p text:style-name="Text_20_body"><text:span text:style-name="T1">NB</text:span> : pour le moment retenir que la spécification d'une méthode qui en redéfinit une autre commence par le mot-clé <text:span text:style-name="Teletype">also</text:span>. </text:p>
      <text:h text:style-name="Heading_20_4" text:outline-level="4">"Frame axiom"</text:h>
      <text:p text:style-name="Text_20_body"><text:span text:style-name="Emphasis">Frame axiom</text:span> est un terme qui vient du domaine de l'IA et s'est imposé (intraduisible pour moi). Un "frame axiom" permet de dire dans une spécification «... et rien d'autre ne change». Héritage des prouveurs.</text:p>
      <text:p text:style-name="Text_20_body">Mot-clé <text:span text:style-name="Teletype">assignable</text:span> suivi de la liste de ce qui peut changer (par ex attributs Java). Sémantique un peu compliquée. En théorie il est toujours possible de modifier la valeur d'un paramètre formel (car c'est une variable locale à la méthode, inconnue du client) qui ne doit donc jamais apparaître dans une clause <text:span text:style-name="Teletype">assignable</text:span>, mais pas ses "champs", sauf si le paramètre vaut <text:span text:style-name="Teletype">this</text:span> (pas très clair pour moi). En pratique les outils JML ne font aucune vérification, donc uniquement valeur de spécification. En gros : déclarer dans une clause <text:span text:style-name="Teletype">assignable</text:span> tous les éléments de spécification dont la méthode est susceptible de modifier la valeur.</text:p>
      <text:p text:style-name="Text_20_body">Valeur par défaut : <text:span text:style-name="Teletype">\not_specified</text:span>, qui vaut dans la plupart des outils <text:span text:style-name="Teletype">\everything</text:span>. Autre valeur possible : <text:span text:style-name="Teletype">\nothing</text:span>. Raccourci pour <text:span text:style-name="Teletype">assignable \nothing</text:span> : déclarer la méthode <text:span text:style-name="Teletype">pure</text:span>, c'est à dire sans effets de bords. Une méthode ne peut être utilisée dans une spécification que si elle est <text:span text:style-name="Teletype">pure</text:span>.</text:p>
      <text:p text:style-name="Preformatted_20_Text">//@ ensures \result == this.size;</text:p>
      <text:p text:style-name="P5">public /*@ pure @*/ int getSize();</text:p>
      <text:p text:style-name="Text_20_body">Une classe <text:span text:style-name="Teletype">Point</text:span> avec coordonnées <text:span text:style-name="Teletype">x</text:span> et <text:span text:style-name="Teletype">y</text:span>. Sans clause <text:span text:style-name="Teletype">assignable</text:span>, pour être vraiment précis il faudrait rajouter la post-condition <text:span text:style-name="Teletype">this.y == \old(this.y)</text:span>.</text:p>
      <text:p text:style-name="Preformatted_20_Text">//@ assignable x;</text:p>
      <text:p text:style-name="Preformatted_20_Text">//@ ensures this.x = x;</text:p>
      <text:p text:style-name="P5">public void setX(int x);</text:p>
      <text:h text:style-name="Heading_20_4" text:outline-level="4">Ordre des éléments de spécification</text:h>
      <text:p text:style-name="Text_20_body">On donne d'abord la/les pré-condition(s) (<text:span text:style-name="Teletype">requires</text:span>), puis la/les clauses <text:span text:style-name="Teletype">assignable</text:span>, puis la/les post-conditions normales (<text:span text:style-name="Teletype">ensures</text:span>), puis la/les post-conditions exceptionnelles (<text:span text:style-name="Teletype">signals_only</text:span> et <text:span text:style-name="Teletype">signals</text:span>).</text:p>
      <text:h text:style-name="Heading_20_3" text:outline-level="3" text:is-list-header="true"><text:bookmark text:name="invariant"/>Invariants de classe</text:h>
      <text:h text:style-name="Heading_20_4" text:outline-level="4">Invariants</text:h>
      <text:p text:style-name="Text_20_body">Mot-clé <text:span text:style-name="Teletype">invariant</text:span>, visibilité par défaut celle du paquetage. L'invariant doit être vérifié dans tout état visible de tout objet. Un état est visible entre deux appels de méthodes, après l'appel d'un constructeur, avant et après l'appel d'une méthode. Il est possible de spécifier des méthodes dites auxiliaires pour lesquelles l'invariant n'est pas vérifié avant et après l'appel.</text:p>
      <text:p text:style-name="Preformatted_20_Text">/*@ public invariant this.diskNb &gt;= 0 &amp;&amp; </text:p>
      <text:p text:style-name="P5"><text:s text:c="2"/>@ this.diskNb &lt;= this.maxDiskNb; @*/</text:p>
      <text:p text:style-name="P5">/*@ public invariant this.structure != null;</text:p>
      <text:p text:style-name="Text_20_body">Un invariant s'évalue pour un objet et un état donné (sauf s'il est statique, cf plus bas). Pas de <text:span text:style-name="Teletype">\old</text:span> possible donc, car <text:span text:style-name="Teletype">\old</text:span> ferait référence à l'état précédent.</text:p>
      <text:p text:style-name="Text_20_body"><text:span text:style-name="Teletype">invariant A1</text:span> suivi de <text:span text:style-name="Teletype">invariant A2</text:span> est équivalent à <text:span text:style-name="Teletype">invariant A1 &amp;&amp; A2</text:span>, idem pour les contraintes.</text:p>
      <text:h text:style-name="Heading_20_4" text:outline-level="4">contraintes</text:h>
      <text:p text:style-name="Text_20_body">Pour écrire une contrainte portant sur deux états successifs d'un objet, on utilise une <text:span text:style-name="Emphasis">contrainte d'historique</text:span>. Mot-clé <text:span text:style-name="Teletype">constraint</text:span>. Même visibilité par défaut et vérification qu'un invariant.</text:p>
      <text:p text:style-name="P5">//@ public constraint this.maxDiskNb == \old(maxDiskNb);</text:p>
      <text:h text:style-name="Heading_20_4" text:outline-level="4">Invariants et contraintes statiques</text:h>
      <text:p text:style-name="Text_20_body">Par défaut tout invariant et contrainte déclarés dans une classe sont des invariants et contraintes d'instance, i.e. non <text:span text:style-name="Teletype">static</text:span>, donc évalués sur des objets. Par contre, comme en Java, tout invariant et contrainte déclarés dans une interface sont des invariants et contraintes statiques (donc pas possible de référencer <text:span text:style-name="Teletype">this</text:span>). </text:p>
      <text:h text:style-name="Heading_20_3" text:outline-level="3" text:is-list-header="true"><text:bookmark text:name="quantif"/>Quantificateurs</text:h>
      <text:p text:style-name="Text_20_body">Un plus de JML (quantificateurs universel et existenciel, somme, etc). Les quantificateurs ont la même syntaxe que le <text:span text:style-name="Teletype">for</text:span> de Java. </text:p>
      <text:p text:style-name="Text_20_body">Pour typer une liste en Java 1.4 :</text:p>
      <text:p text:style-name="Preformatted_20_Text">List l = ...;</text:p>
      <text:p text:style-name="Preformatted_20_Text">/*@ ... invariant (\forall Object o; l.contains(o); </text:p>
      <text:p text:style-name="P5"><text:s text:c="14"/>o instanceof String) ... @*/</text:p>
      <text:p text:style-name="Text_20_body">Pour poser une contrainte d'initialisation :</text:p>
      <text:p text:style-name="Preformatted_20_Text">List l = ...;</text:p>
      <text:p text:style-name="P5">//@ ... (\exists Object o; l.contains(o); o != null) ... </text:p>
      <text:p text:style-name="Text_20_body">Pour poser une contrainte sur les éléments d'un tableau :</text:p>
      <text:p text:style-name="Preformatted_20_Text">String[] array = ...; </text:p>
      <text:p text:style-name="Preformatted_20_Text">/*@ ... (\forall int i; 0 &lt;= i &amp;&amp; i &lt; array.length; </text:p>
      <text:p text:style-name="P5"><text:s text:c="12"/>array[i] != null); @*/</text:p>
      <text:p text:style-name="Text_20_body">Pour spécifier un résultat :</text:p>
      <text:p text:style-name="P5">//@ ... \result == \sum(Integer i; l.contains(i); i.intValue()) ... </text:p>
      <text:h text:style-name="Heading_20_3" text:outline-level="3" text:is-list-header="true"><text:bookmark text:name="att_models"/>Attributs modèles</text:h>
      <text:p text:style-name="Text_20_body">Si on suit les règles de visibilités JML, conformes aux règles de visibilité Java : les spécifications doivent souvent être privées et ne sont donc pas d'une grande utilité. </text:p>
      <text:p text:style-name="Text_20_body">La spécification suivante est incorrecte : elle exhibe dans une spécification publique un attribut Java privé.</text:p>
      <text:p text:style-name="Preformatted_20_Text">public class Disk {</text:p>
      <text:p text:style-name="Preformatted_20_Text">/** size of the disk */</text:p>
      <text:p text:style-name="Preformatted_20_Text">private int size;</text:p>
      <text:p text:style-name="Preformatted_20_Text">//@ requires t &gt; 0;</text:p>
      <text:p text:style-name="Preformatted_20_Text">//@ assignable size;</text:p>
      <text:p text:style-name="Preformatted_20_Text">//@ ensures this.size == t;</text:p>
      <text:p text:style-name="Preformatted_20_Text">public Disk(int t){...}</text:p>
      <text:p text:style-name="Preformatted_20_Text">...</text:p>
      <text:p text:style-name="P5">}</text:p>
      <text:p text:style-name="Text_20_body">Première solution : autoriser l'attribut <text:span text:style-name="Teletype">size</text:span> dans toute spécification. Laid : revient à dévoiler l'implantation, contraire aux principes objet, même si on ne peut pas utiliser un attribut <text:span text:style-name="Teletype">private</text:span>.</text:p>
      <text:p text:style-name="Preformatted_20_Text">public class Disk {</text:p>
      <text:p text:style-name="Preformatted_20_Text">/** size of the disk */</text:p>
      <text:p text:style-name="Preformatted_20_Text">private /*@ spec_public @*/ int size;</text:p>
      <text:p text:style-name="Preformatted_20_Text">//@ requires t &gt; 0;</text:p>
      <text:p text:style-name="Preformatted_20_Text">//@ assignable size;</text:p>
      <text:p text:style-name="Preformatted_20_Text">//@ ensures this.size == t;</text:p>
      <text:p text:style-name="Preformatted_20_Text">public Disk(int t){...}</text:p>
      <text:p text:style-name="Preformatted_20_Text">...</text:p>
      <text:p text:style-name="P5">}</text:p>
      <text:p text:style-name="Text_20_body">Seconde solution, plus orientée type abstrait de données et plus élégante : déclarer un attribut abstrait JML qui représente l'attribut Java dans les spécifications. On parle d'<text:span text:style-name="T1">attribut modèle</text:span>. Un tel attribut ne doit apparaître que dans les spécifications, jamais dans le code.</text:p>
      <text:p text:style-name="Preformatted_20_Text">public class Disk {</text:p>
      <text:p text:style-name="Preformatted_20_Text">/** size of the disk */</text:p>
      <text:p text:style-name="Preformatted_20_Text">//@ public model int size;</text:p>
      <text:p text:style-name="Preformatted_20_Text">private int itsSize; //@ in size;</text:p>
      <text:p text:style-name="Preformatted_20_Text">//@ private represents this.size &lt;- this.itsSize;</text:p>
      <text:p text:style-name="Preformatted_20_Text"/>
      <text:p text:style-name="Preformatted_20_Text">//@ requires t &gt; 0;</text:p>
      <text:p text:style-name="Preformatted_20_Text">//@ assignable size;</text:p>
      <text:p text:style-name="Preformatted_20_Text">//@ ensures this.size == t;</text:p>
      <text:p text:style-name="Preformatted_20_Text">public Disk(int t){this.itsSize = t;}</text:p>
      <text:p text:style-name="Preformatted_20_Text">...</text:p>
      <text:p text:style-name="P5">}</text:p>
      <text:p text:style-name="Text_20_body">L'attribut modèle <text:span text:style-name="Teletype">size</text:span> est déclaré <text:span text:style-name="Teletype">public</text:span> (pour pouvoir l'utiliser dans une spécification de n'importe quel niveau de visibilité). Il est déclaré avec le modificateur <text:span text:style-name="Teletype">model</text:span>, qui le distingue d'un attribut Java classique.</text:p>
      <text:p text:style-name="Text_20_body">La clause <text:span text:style-name="Teletype">assignable</text:span> de <text:span text:style-name="Teletype">Disk(int)</text:span> indique que <text:span text:style-name="Teletype">size</text:span> peut être modifié. Concrètement c'est <text:span text:style-name="Teletype">itsSize</text:span> qui l'est. Pour autoriser <text:span text:style-name="Teletype">itsSize</text:span> à varier dès que <text:span text:style-name="Teletype">size</text:span> varie (et réciproquement), on créer un <text:span text:style-name="T1">groupe de données</text:span> qui les contient tous les deux. Par défaut tout attribut modèle possède un groupe de données. On ajoute <text:span text:style-name="Teletype">itsSize</text:span> au groupe de <text:span text:style-name="Teletype">size</text:span> par <text:span text:style-name="Teletype">//@ in size;</text:span> lors de la déclaration de <text:span text:style-name="Teletype">itsSize</text:span>.</text:p>
      <text:p text:style-name="Text_20_body">Il reste à corréler les valeurs de <text:span text:style-name="Teletype">size</text:span> et <text:span text:style-name="Teletype">itsSize</text:span>. C'est réalisé par la clause <text:span text:style-name="Teletype">represents</text:span> qui dit que <text:span text:style-name="Teletype">size</text:span> a comme valeur celle de <text:span text:style-name="Teletype">itsSize</text:span>. C'est une clause <text:span text:style-name="Teletype">private</text:span> puisqu'elle mentionne un attribut Java <text:span text:style-name="Teletype">private</text:span>.</text:p>
      <text:p text:style-name="Text_20_body"><text:span text:style-name="T1">NB</text:span> un attribut modèle ne peut être déclaré <text:span text:style-name="Teletype">final</text:span> (JML prévoit dans ce cas un autre genre d'attribut qu'on ne verra pas).</text:p>
      <text:p text:style-name="Text_20_body"/>
      <text:h text:style-name="Heading_20_1" text:outline-level="1">Sous-typage comportemental et JML</text:h>
      <text:h text:style-name="Heading_20_2" text:outline-level="2" text:is-list-header="true">Principe</text:h>
      <text:p text:style-name="Text_20_body">Le programmeur objet utilise souvent l'héritage comme une facilité de factorisation de code, sans penser en termes sémantiques. Supposons une classe <text:span text:style-name="Teletype">Mere</text:span> et une méthode <text:span text:style-name="Teletype">foo()</text:span>, redéfinie dans une classe <text:span text:style-name="Teletype">Fille</text:span> qui hérite de <text:span text:style-name="Teletype">Mere</text:span>. Supposons aussi qu'une application utilise statiquement le type <text:span text:style-name="Teletype">Mere</text:span>, qui à l'exécution par le biais du polymorphisme se trouve liée à une instance de <text:span text:style-name="Teletype">Fille</text:span>. <text:span text:style-name="Teletype">foo()</text:span> est appelée, et on attend qu'elle se comporte comme <text:span text:style-name="Teletype">Mere::foo()</text:span>. Que se passe-t-il si <text:span text:style-name="Teletype">Fille::foo()</text:span> a un comportement complètement différent ? </text:p>
      <text:p text:style-name="Text_20_body">Le sous-typage comportemental (l'héritage est une variété de sous-typage) impose que <text:span text:style-name="Teletype">Fille::foo()</text:span> ait "le même comportement" que <text:span text:style-name="Teletype">Mere::foo</text:span>, ce qui reste à expliciter. </text:p>
      <text:p text:style-name="Text_20_body">En programmation par contrats : </text:p>
      <text:list text:style-name="L33">
        <text:list-item>
          <text:p text:style-name="P65"><text:span text:style-name="Teletype">Fille::foo()</text:span> doit accepter au moins les mêmes appels que <text:span text:style-name="Teletype">Mere::foo()</text:span>, il faut donc que </text:p>
          <text:p text:style-name="P66"><text:span text:style-name="Teletype">pre_M =&gt; pre_F </text:span></text:p>
          <text:p text:style-name="P65">soit la pré-condition de <text:span text:style-name="Teletype">Fille::foo()</text:span> est plus <text:span text:style-name="T1">faible</text:span> (ou large) que la pré-condition de <text:span text:style-name="Teletype">Mere::foo()</text:span>. </text:p>
        </text:list-item>
        <text:list-item>
          <text:p text:style-name="P65"><text:span text:style-name="Teletype">Fille::foo()</text:span> doit assurer au moins le même service que <text:span text:style-name="Teletype">Mere::foo()</text:span>, il faut donc que </text:p>
          <text:p text:style-name="P66"><text:span text:style-name="Teletype">post_F =&gt; post_M</text:span></text:p>
          <text:p text:style-name="P65">soit la post-condition de <text:span text:style-name="Teletype">Fille::foo()</text:span> est plus <text:span text:style-name="T1">forte</text:span> que la post-condition de <text:span text:style-name="Teletype">Mere::foo()</text:span> (la fille fait potentiellement ce que fait la mère <text:span text:style-name="T1">et</text:span> autre chose). </text:p>
        </text:list-item>
        <text:list-item>
          <text:p text:style-name="P65">D'une manière générale, comme <text:span text:style-name="Teletype">Fille</text:span> doit se comporter comme <text:span text:style-name="Teletype">Mere</text:span>, on doit avoir : </text:p>
          <text:p text:style-name="P67"><text:span text:style-name="Teletype">inv_Fille =&gt; inv_Mere</text:span></text:p>
        </text:list-item>
      </text:list>
      <text:h text:style-name="Heading_20_3" text:outline-level="3" text:is-list-header="true">Exemple</text:h>
      <text:p text:style-name="Text_20_body">Un exemple classique de B. Meyer : l'inversion de matrice.</text:p>
      <text:p text:style-name="P5">public Matrice inverser(float : delta)</text:p>
      <text:p text:style-name="Text_20_body">Dans la classe <text:span text:style-name="Teletype">Matrice</text:span> :</text:p>
      <text:list text:style-name="L34">
        <text:list-item>
          <text:p text:style-name="P68">pre-condition : <text:span text:style-name="Teletype">delta &gt; 0.1</text:span> </text:p>
        </text:list-item>
        <text:list-item>
          <text:p text:style-name="P69">post-condition : <text:span text:style-name="Teletype">this.produit(\result).distance(id) &lt;= delta</text:span> </text:p>
        </text:list-item>
      </text:list>
      <text:p text:style-name="Text_20_body">Dans la classe <text:span text:style-name="Teletype">MatricePlusPerformante</text:span>, <text:span text:style-name="Teletype">inverser</text:span> ne peut que mieux faire : accepter des deltas plus petits et avoir une précision plus forte :</text:p>
      <text:list text:style-name="L35">
        <text:list-item>
          <text:p text:style-name="P70">pre-condition : <text:span text:style-name="Teletype">delta &gt; 0.01</text:span> </text:p>
        </text:list-item>
        <text:list-item>
          <text:p text:style-name="P71">post-condition : <text:span text:style-name="Teletype">this.produit(\result).distance(id) &lt;= delta/2</text:span> </text:p>
        </text:list-item>
      </text:list>
      <text:p text:style-name="Text_20_body">On a bien <text:span text:style-name="Teletype">delta &gt; 0.1 =&gt; delta &gt; 0.01</text:span> et <text:span text:style-name="Teletype">x&lt;=delta/2 =&gt; x &lt;= delta</text:span>.</text:p>
      <text:h text:style-name="Heading_20_2" text:outline-level="2" text:is-list-header="true">Dans les langages de programmation</text:h>
      <text:h text:style-name="Heading_20_3" text:outline-level="3" text:is-list-header="true">Eiffel</text:h>
      <text:p text:style-name="Text_20_body">Lors de la redéfinition d'une méthode, Eiffel impose que les contrats de la méthode fille utilisent des mot-clés particuliers :</text:p>
      <text:list text:style-name="L36">
        <text:list-item>
          <text:p text:style-name="P72">pré-condition introduite par <text:span text:style-name="Teletype">require else pre_F</text:span> : la pré-condition effective de la fille est le <text:span text:style-name="T1">ou</text:span> logique entre la pré-condition de la mère et <text:span text:style-name="Teletype">pre_F</text:span>. On a bien : </text:p>
          <text:p text:style-name="P73">pre_M =&gt; pre_M \/ pre_F</text:p>
        </text:list-item>
        <text:list-item>
          <text:p text:style-name="P72">post-condition introduite par <text:span text:style-name="Teletype">ensure then post_F</text:span> : la post-condition effective de la fille est le <text:span text:style-name="T1">et</text:span> logique entre la post-condition de la mère et <text:span text:style-name="Teletype">post_F</text:span>. On a bien : </text:p>
          <text:p text:style-name="P74">post_M /\ post_F =&gt; post_M</text:p>
        </text:list-item>
      </text:list>
      <text:p text:style-name="Text_20_body">Si aucune pré-condition (resp. post-condition) n'est donnée, celle de la mère est conservée.</text:p>
      <text:p text:style-name="Text_20_body">Les invariants de la mère sont implicitement recopiés dans la classe fille, assurant que l'invariant effectif de la fille est le <text:span text:style-name="T1">et</text:span> logique entre les invariants de la mère et <text:span text:style-name="Teletype">Inv_F</text:span>.</text:p>
      <text:h text:style-name="Heading_20_3" text:outline-level="3" text:is-list-header="true">JML</text:h>
      <text:p text:style-name="Text_20_body">Beaucoup plus compliqué et moins facile d'utilisation.</text:p>
      <text:p text:style-name="Text_20_body">JML permet de combiner des spécifications par <text:span text:style-name="Teletype">also</text:span> en faisant de la spécification par cas. Un exemple bidon :</text:p>
      <text:p text:style-name="Preformatted_20_Text">/*@ requires x &gt; 0;</text:p>
      <text:p text:style-name="Preformatted_20_Text"><text:s text:c="2"/>@ ensures \result &gt; 0;</text:p>
      <text:p text:style-name="Preformatted_20_Text"><text:s text:c="2"/>@ also</text:p>
      <text:p text:style-name="Preformatted_20_Text"><text:s text:c="2"/>@ requires x &lt; 0;</text:p>
      <text:p text:style-name="Preformatted_20_Text"><text:s text:c="2"/>@ ensures \result &lt; 0;</text:p>
      <text:p text:style-name="Preformatted_20_Text"><text:s text:c="2"/>@*/</text:p>
      <text:p text:style-name="Preformatted_20_Text">public /*@ pure @*/ float bidon(int x) {</text:p>
      <text:p text:style-name="Preformatted_20_Text"><text:s text:c="2"/>return 1/x;</text:p>
      <text:p text:style-name="P5">} </text:p>
      <text:p text:style-name="Text_20_body">Equivalent à :</text:p>
      <text:p text:style-name="Preformatted_20_Text">/*@ requires x &gt; 0 || x &lt; 0;</text:p>
      <text:p text:style-name="Preformatted_20_Text"><text:s text:c="2"/>@ ensures \old(x &gt; 0) ==&gt; \result &gt; 0;</text:p>
      <text:p text:style-name="Preformatted_20_Text"><text:s text:c="2"/>@ ensures \old(x &lt; 0) ==&gt; \result &lt; 0;</text:p>
      <text:p text:style-name="Preformatted_20_Text"><text:s text:c="2"/>@*/</text:p>
      <text:p text:style-name="Preformatted_20_Text">public /*@ pure @*/ float bidon(int x) {</text:p>
      <text:p text:style-name="Preformatted_20_Text"><text:s text:c="2"/>return 1/x;</text:p>
      <text:p text:style-name="P5">} </text:p>
      <text:p text:style-name="Text_20_body">En gros, on a </text:p>
      <text:p text:style-name="Preformatted_20_Text">requires pre1;</text:p>
      <text:p text:style-name="Preformatted_20_Text">ensures post1;</text:p>
      <text:p text:style-name="Preformatted_20_Text">also</text:p>
      <text:p text:style-name="Preformatted_20_Text">requires pre2;</text:p>
      <text:p text:style-name="P5">ensures post2;</text:p>
      <text:p text:style-name="Text_20_body">est équivalent à :</text:p>
      <text:p text:style-name="Preformatted_20_Text">requires pre1 || pre2;</text:p>
      <text:p text:style-name="Preformatted_20_Text">ensures (\old(pre1) ==&gt; post1) &amp;&amp;</text:p>
      <text:p text:style-name="P5"><text:s text:c="8"/>(\old(pre2) ==&gt; post2) </text:p>
      <text:p text:style-name="Text_20_body">Pour en revenir au sous-typage, JML combine par <text:span text:style-name="Teletype">also</text:span> la spécification de <text:span text:style-name="Teletype">M</text:span> avec celle de <text:span text:style-name="Teletype">F</text:span>, ce qu'on indique en commençant la spécification de <text:span text:style-name="Teletype">F</text:span> par <text:span text:style-name="Teletype">also</text:span>.</text:p>
      <text:p text:style-name="Preformatted_20_Text">/*@ also</text:p>
      <text:p text:style-name="Preformatted_20_Text"><text:s text:c="2"/>@ requires o != null;</text:p>
      <text:p text:style-name="Preformatted_20_Text"><text:s text:c="2"/>@ ensures o instanceof Disk;</text:p>
      <text:p text:style-name="Preformatted_20_Text"><text:s text:c="2"/>@ ensures (this.getSize() &gt; ((Disk) o).getSize())</text:p>
      <text:p text:style-name="Preformatted_20_Text"><text:s text:c="2"/>@ <text:s text:c="8"/>==&gt; \result &gt; 0;</text:p>
      <text:p text:style-name="Preformatted_20_Text"><text:s text:c="2"/>@ ensures (this.getSize() &lt; ((Disk) o).getSize()) </text:p>
      <text:p text:style-name="Preformatted_20_Text"><text:s text:c="2"/>@ <text:s text:c="8"/>==&gt; \result &lt; 0;</text:p>
      <text:p text:style-name="Preformatted_20_Text"><text:s text:c="2"/>@ ensures (this.getSize() == ((Disk) o).getSize())</text:p>
      <text:p text:style-name="Preformatted_20_Text"><text:s text:c="2"/>@ <text:s text:c="8"/>==&gt; \result == 0;</text:p>
      <text:p text:style-name="Preformatted_20_Text"><text:s text:c="2"/>@ signals (ClassCastException) ! (o instanceof Disk);</text:p>
      <text:p text:style-name="Preformatted_20_Text"><text:s text:c="2"/>@ signals_only ClassCastException;</text:p>
      <text:p text:style-name="Preformatted_20_Text"><text:s text:c="2"/>@*/</text:p>
      <text:p text:style-name="Preformatted_20_Text"><text:s text:c="2"/>public /*@ pure @*/ int compareTo (Object o) {</text:p>
      <text:p text:style-name="Preformatted_20_Text"><text:s text:c="5"/>Disk d = (Disk) o;</text:p>
      <text:p text:style-name="Preformatted_20_Text"><text:s text:c="5"/>return this.getSize() - d.getSize();</text:p>
      <text:p text:style-name="P5"><text:s text:c="2"/>}</text:p>
      <text:p text:style-name="Text_20_body">On a donc par construction pour une méthode <text:span text:style-name="Teletype">foo()</text:span> de la fille des pré et post-condition qui satisfont aux contraintes du sous-typage comportemental :</text:p>
      <text:list text:style-name="L37">
        <text:list-item>
          <text:p text:style-name="P75">la précondition <text:span text:style-name="Teletype">preM || preF</text:span> </text:p>
        </text:list-item>
        <text:list-item>
          <text:p text:style-name="P76">la post-condition <text:span text:style-name="Teletype">\old(preM) ==&gt; postM &amp;&amp; \old(preF) ==&gt; postF</text:span> </text:p>
        </text:list-item>
      </text:list>
      <text:p text:style-name="Text_20_body">Comme en Eiffel, la fille hérite des invariants de la mère.</text:p>
      <text:h text:style-name="Heading_20_4" text:outline-level="4">Attention aux valeurs par défaut de JML</text:h>
      <text:p text:style-name="Text_20_body">Si une méthode est redéfinie mais qu'aucune spécification n'est donnée chez la fille (même pas <text:span text:style-name="Teletype">pure</text:span>, et surtout pas <text:span text:style-name="Teletype">also</text:span>) alors elle est ré-écrite en :</text:p>
      <text:p text:style-name="Preformatted_20_Text">/*@ also</text:p>
      <text:p text:style-name="P5"><text:s text:c="2"/>@ requires false; @*/</text:p>
      <text:p text:style-name="Text_20_body">Ce n'est pas très intuitif. Pourtant la pré-condition de la fille est donc <text:span text:style-name="Teletype">preM || false</text:span>, sa post-condition est <text:span text:style-name="Teletype">\old(preM) ==&gt; postM &amp;&amp; false ==&gt; true</text:span> : la spécification de la fille ne change pas du tout celle de la mère (comme en Eiffel). On utilise ce mécanisme qd on a spécifié une interface et que la classe qui l'implante n'a rien à ajouter : la spécification de la mère est héritée telle quelle. Le <text:span text:style-name="Teletype">pure</text:span> est aussi hérité.</text:p>
      <text:p text:style-name="Text_20_body">Par contre, si on souhaite garder la même pré-condition et renforcer la post-condition (ce qui arrive souvent), il ne faut surtout pas écrire :</text:p>
      <text:p text:style-name="Preformatted_20_Text">/*@ also </text:p>
      <text:p text:style-name="Preformatted_20_Text"><text:s text:c="2"/>@ ensures P;</text:p>
      <text:p text:style-name="Preformatted_20_Text"><text:s text:c="2"/>@*/ </text:p>
      <text:p text:style-name="P5"><text:s text:c="2"/>public ... foo(...)</text:p>
      <text:p text:style-name="Text_20_body">En effet, la valeur par défaut d'une pré-condition étant <text:span text:style-name="Teletype">true</text:span>, on va obtenir pour la fille une pré-condition qui est <text:span text:style-name="Teletype">preM || true</text:span>, et donc supprimer tout pré-condition. À ce que j'en comprends, il faut donc recopier la pré-condition de la mère dans celle de la fille, ce qui n'est ni pratique ni maintenable.</text:p>
      <text:p text:style-name="Text_20_body"/>
      <text:p text:style-name="Text_20_body"/>
      <text:h text:style-name="P1" text:outline-level="1">FAQ JML</text:h>
      <text:list text:style-name="L38">
        <text:list-item>
          <text:p text:style-name="P77"><text:a xlink:type="simple" xlink:href="http://www.lifl.fr/%7Enebut/ens/svl/faqJML.html#assertionsMarchentPas">Contrats inactifs</text:a> </text:p>
          <text:list>
            <text:list-item>
              <text:p text:style-name="P77"><text:a xlink:type="simple" xlink:href="http://www.lifl.fr/%7Enebut/ens/svl/faqJML.html#verifLigneCmd">Vérification de la ligne de commande</text:a> </text:p>
            </text:list-item>
          </text:list>
        </text:list-item>
        <text:list-item>
          <text:p text:style-name="P77"><text:a xlink:type="simple" xlink:href="http://www.lifl.fr/%7Enebut/ens/svl/faqJML.html#verifAnnotations">Vérification des annotations JML</text:a> </text:p>
        </text:list-item>
        <text:list-item>
          <text:p text:style-name="P77"><text:a xlink:type="simple" xlink:href="http://www.lifl.fr/%7Enebut/ens/svl/faqJML.html#erreurSem">Erreur sémantique muette</text:a> </text:p>
        </text:list-item>
        <text:list-item>
          <text:p text:style-name="P77"><text:a xlink:type="simple" xlink:href="http://www.lifl.fr/%7Enebut/ens/svl/faqJML.html#attModelOut">Attribut modèle non reconnu</text:a> </text:p>
        </text:list-item>
        <text:list-item>
          <text:p text:style-name="P77"><text:a xlink:type="simple" xlink:href="http://www.lifl.fr/%7Enebut/ens/svl/faqJML.html#dejaDecl">Variable prétendument déjà déclarée</text:a> </text:p>
        </text:list-item>
        <text:list-item>
          <text:p text:style-name="P78"><text:a xlink:type="simple" xlink:href="http://www.lifl.fr/%7Enebut/ens/svl/faqJML.html#init">Méthode init déjà existante</text:a> </text:p>
        </text:list-item>
      </text:list>
      <text:h text:style-name="Heading_20_2" text:outline-level="2" text:is-list-header="true"><text:bookmark text:name="assertionsMarchentPas"/>Contrats inactifs</text:h>
      <text:p text:style-name="Text_20_body">Jetez un oeil au code généré (option <text:span text:style-name="Teletype">--print</text:span>): </text:p>
      <text:list text:style-name="L39">
        <text:list-item>
          <text:p text:style-name="P79">si visiblement <text:a xlink:type="simple" xlink:href="http://www.lifl.fr/%7Enebut/ens/svl/faqJML.html#verifLigneCmd">aucun contrat n'a été été pris en compte</text:a> </text:p>
        </text:list-item>
        <text:list-item>
          <text:p text:style-name="P79">si <text:a xlink:type="simple" xlink:href="http://www.lifl.fr/%7Enebut/ens/svl/faqJML.html#verifAnnotations">une annotation isolée</text:a> est concernée </text:p>
        </text:list-item>
        <text:list-item>
          <text:p text:style-name="P80"><text:a xlink:type="simple" xlink:href="http://www.lifl.fr/%7Enebut/ens/svl/faqJML.html#erreurSem">sinon</text:a> </text:p>
        </text:list-item>
      </text:list>
      <text:h text:style-name="Heading_20_3" text:outline-level="3" text:is-list-header="true"><text:bookmark text:name="verifLigneCmd"/>Vérification de la ligne de commande</text:h>
      <text:p text:style-name="Text_20_body">Comme expliqué <text:a xlink:type="simple" xlink:href="http://www.lifl.fr/%7Enebut/ens/svl/outilsJML.html#jmlc">ici</text:a>, <text:span text:style-name="Teletype">jmlc</text:span> ne compile les contrats que des classes qui apparaissent sur la ligne de commande. Par exemple: </text:p>
      <text:p text:style-name="P5">montp&gt; jmlc -d classes src/cartes/Borne.java </text:p>
      <text:p text:style-name="Text_20_body">déclenche la compilation des contrats de <text:span text:style-name="Teletype">Borne</text:span> et la compilation par <text:span text:style-name="Teletype">javac</text:span> des classes dont dépend <text:span text:style-name="Teletype">Borne</text:span>: les contrats de ces classes ne seront pas pris en compte ! Pour être sûr de prendre en compte tous les contrats: </text:p>
      <text:p text:style-name="P5">montp&gt; jmlc -d classes -R src/cartes</text:p>
      <text:h text:style-name="Heading_20_3" text:outline-level="3" text:is-list-header="true"><text:bookmark text:name="verifAnnotations"/>Vérification des annotations JML</text:h>
      <text:p text:style-name="Text_20_body">Si un espace s'est glissé entre les <text:span text:style-name="Teletype">//</text:span> ou <text:span text:style-name="Teletype">/*</text:span> et le <text:span text:style-name="Teletype">@</text:span> de votre annotation, JML la prend comme un commentaire Java: les contrats ne sont pas compilés. </text:p>
      <text:h text:style-name="Heading_20_3" text:outline-level="3" text:is-list-header="true"><text:bookmark text:name="erreurSem"/>Erreur sémantique muette</text:h>
      <text:p text:style-name="Text_20_body">Vérifier à tout hasard qu'une clause <text:span text:style-name="Teletype">represents</text:span> n'est pas tordue, style: </text:p>
      <text:p text:style-name="Preformatted_20_Text">/** mon attribut abstrait. */</text:p>
      <text:p text:style-name="Preformatted_20_Text">//@ public model int totoSpec;</text:p>
      <text:p text:style-name="Preformatted_20_Text">/** mon attribut concret. */</text:p>
      <text:p text:style-name="Preformatted_20_Text">private int toto;</text:p>
      <text:p text:style-name="Preformatted_20_Text">// oups !</text:p>
      <text:p text:style-name="Preformatted_20_Text">//@ private represents totoSpec &lt;- totoSpec;</text:p>
      <text:p text:style-name="P5"><text:s/></text:p>
      <text:h text:style-name="Heading_20_2" text:outline-level="2" text:is-list-header="true"><text:bookmark text:name="attModelOut"/>Attribut modèle non reconnu</text:h>
      <text:p text:style-name="P5">Variable not defined in the current context</text:p>
      <text:p text:style-name="P5">Cannot find variable...</text:p>
      <text:p text:style-name="Text_20_body"><text:a xlink:type="simple" xlink:href="http://www.lifl.fr/%7Enebut/ens/svl/faqJML.html#verifAnnotations">Vérifiez l'annotation</text:a> qui déclare la variable en question. </text:p>
      <text:h text:style-name="Heading_20_2" text:outline-level="2" text:is-list-header="true"><text:bookmark text:name="dejaDecl"/>Variable prétendument déjà déclarée</text:h>
      <text:p text:style-name="Text_20_body">Il arrive que <text:span text:style-name="Teletype">jmlc</text:span> reproche une double déclaration d'un attribut ou d'une variable <text:span text:style-name="Teletype">x</text:span> alors que <text:span text:style-name="Teletype">javac</text:span> passe : c'est alors un bug de <text:span text:style-name="Teletype">jmlc</text:span>. Il faut regarder dans le programme s'il n'y aurait pas un mot-clé mal orthographié associé à <text:span text:style-name="Teletype">x</text:span> (par ex <text:span text:style-name="Teletype">assignables x;</text:span> au lieu de <text:span text:style-name="Teletype">assignable x;</text:span>) qui en interne conduirait <text:span text:style-name="Teletype">jmlc</text:span> à faire une déclaration là où il n'y en a pas.</text:p>
      <text:list text:style-name="L40">
        <text:list-item>
          <text:p text:style-name="P81"><text:a xlink:type="simple" xlink:href="http://www.lifl.fr/%7Enebut/ens/svl/faqJML.html#init">Méthode init déjà existante</text:a> </text:p>
        </text:list-item>
      </text:list>
      <text:p text:style-name="Text_20_body">Il semblerait que la méthode <text:span text:style-name="Teletype">init</text:span> soit une méthode interne de JML associé aux constructeurs. Si on a par erreur oublié de spécifier le type de retour d'une méthode, elle est prise pour un constructeur et il y a possiblement redondance des <text:span text:style-name="Teletype">init</text:span>. </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onotypeSorts" svg:font-family="MonotypeSorts"/>
    <style:font-face style:name="Tahoma1" svg:font-family="Tahoma"/>
    <style:font-face style:name="ComicSansMS" svg:font-family="ComicSansMS" style:font-family-generic="script"/>
    <style:font-face style:name="ComicSansMS,Bold" svg:font-family="'ComicSansMS,Bold'" style:font-family-generic="script"/>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Rubini Marie</meta:initial-creator>
    <meta:creation-date>2006-04-26T14:04:39</meta:creation-date>
    <dc:creator>Rubini Marie</dc:creator>
    <dc:date>2006-04-26T20:29:37</dc:date>
    <dc:language>en-US</dc:language>
    <meta:editing-cycles>2</meta:editing-cycles>
    <meta:editing-duration>PT6H25M3S</meta:editing-duration>
    <meta:user-defined meta:name="Info 1"/>
    <meta:user-defined meta:name="Info 2"/>
    <meta:user-defined meta:name="Info 3"/>
    <meta:user-defined meta:name="Info 4"/>
    <meta:document-statistic meta:table-count="1" meta:image-count="0" meta:object-count="0" meta:page-count="21" meta:paragraph-count="616" meta:word-count="6864" meta:character-count="45919"/>
  </office:meta>
</office:document-meta>
</file>